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aramond" svg:font-family="Garamond"/>
    <style:font-face style:name="Georgia" svg:font-family="Georgia"/>
  </office:font-face-decls>
  <office:automatic-styles>
    <style:style style:name="P1" style:family="paragraph" style:parent-style-name="Heading_20_6" style:master-page-name="Standard">
      <style:paragraph-properties fo:text-align="left" fo:break-before="auto" fo:text-indent="0cm" fo:line-height="100%" style:writing-mode="lr-tb"/>
    </style:style>
    <style:style style:name="T1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1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1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1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2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P3" style:family="paragraph" style:parent-style-name="Heading_20_6">
      <style:paragraph-properties fo:text-align="left" fo:break-before="auto" fo:text-indent="0cm" fo:line-height="100%" style:writing-mode="lr-tb"/>
    </style:style>
    <style:style style:name="T3_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2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2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2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2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2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2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2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2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2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2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3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3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3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3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3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3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3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3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3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3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4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4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4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4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4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4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4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4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4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4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5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5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5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5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5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5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5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5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5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5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6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6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6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6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6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6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6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6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6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6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7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7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7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7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7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7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7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7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7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7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8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8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8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8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8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8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8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8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8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8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9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9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9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9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9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9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9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9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9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9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0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0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0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0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0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0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0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0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0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0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1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P4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P5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9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9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9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9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9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9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9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9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9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9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0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0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0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0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0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0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0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0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0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0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P7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8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8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8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8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8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8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8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8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8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8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9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9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9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P9" style:family="paragraph" style:parent-style-name="Standard">
      <style:paragraph-properties fo:break-before="auto" fo:text-indent="0cm" fo:line-height="100%" fo:margin-top="0cm" style:writing-mode="lr-tb"/>
    </style:style>
    <style:style style:name="T9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_8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_9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_10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_1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_1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_1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_1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10" style:family="paragraph" style:parent-style-name="Standard">
      <style:paragraph-properties fo:break-before="auto" fo:text-indent="0cm" fo:line-height="100%" fo:margin-top="0cm" style:writing-mode="lr-tb"/>
    </style:style>
    <style:style style:name="P11" style:family="paragraph" style:parent-style-name="Standard">
      <style:paragraph-properties fo:break-before="auto" fo:line-height="100%" fo:margin-top="0cm" style:writing-mode="lr-tb"/>
    </style:style>
    <style:style style:name="T1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2" style:family="paragraph" style:parent-style-name="Standard">
      <style:paragraph-properties fo:text-align="justify" fo:break-before="auto" fo:line-height="100%" fo:margin-top="0cm" style:writing-mode="lr-tb">
        <style:tab-stops>
          <style:tab-stop style:type="left" style:leader-style="none" style:position="-0.624cm"/>
          <style:tab-stop style:type="left" style:leader-style="none" style:position="0.741cm"/>
          <style:tab-stop style:type="left" style:leader-style="none" style:position="1.741cm"/>
          <style:tab-stop style:type="left" style:leader-style="none" style:position="2.741cm"/>
          <style:tab-stop style:type="left" style:leader-style="none" style:position="3.741cm"/>
          <style:tab-stop style:type="left" style:leader-style="none" style:position="4.741cm"/>
          <style:tab-stop style:type="left" style:leader-style="none" style:position="5.741cm"/>
          <style:tab-stop style:type="left" style:leader-style="none" style:position="6.74cm"/>
          <style:tab-stop style:type="left" style:leader-style="none" style:position="7.74cm"/>
          <style:tab-stop style:type="left" style:leader-style="none" style:position="8.74cm"/>
          <style:tab-stop style:type="left" style:leader-style="none" style:position="9.74cm"/>
          <style:tab-stop style:type="left" style:leader-style="none" style:position="10.74cm"/>
          <style:tab-stop style:type="left" style:leader-style="none" style:position="11.74cm"/>
          <style:tab-stop style:type="left" style:leader-style="none" style:position="12.741cm"/>
          <style:tab-stop style:type="left" style:leader-style="none" style:position="13.741cm"/>
          <style:tab-stop style:type="left" style:leader-style="none" style:position="14.741cm"/>
        </style:tab-stops>
      </style:paragraph-properties>
    </style:style>
    <style:style style:name="T1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3" style:family="paragraph" style:parent-style-name="Standard">
      <style:paragraph-properties fo:text-align="justify" fo:break-before="auto" fo:line-height="100%" fo:margin-top="0cm" style:writing-mode="lr-tb">
        <style:tab-stops>
          <style:tab-stop style:type="left" style:leader-style="none" style:position="-0.624cm"/>
          <style:tab-stop style:type="left" style:leader-style="none" style:position="0.741cm"/>
          <style:tab-stop style:type="left" style:leader-style="none" style:position="1.741cm"/>
          <style:tab-stop style:type="left" style:leader-style="none" style:position="2.741cm"/>
          <style:tab-stop style:type="left" style:leader-style="none" style:position="3.741cm"/>
          <style:tab-stop style:type="left" style:leader-style="none" style:position="4.741cm"/>
          <style:tab-stop style:type="left" style:leader-style="none" style:position="5.741cm"/>
          <style:tab-stop style:type="left" style:leader-style="none" style:position="6.74cm"/>
          <style:tab-stop style:type="left" style:leader-style="none" style:position="7.74cm"/>
          <style:tab-stop style:type="left" style:leader-style="none" style:position="8.74cm"/>
          <style:tab-stop style:type="left" style:leader-style="none" style:position="9.74cm"/>
          <style:tab-stop style:type="left" style:leader-style="none" style:position="10.74cm"/>
          <style:tab-stop style:type="left" style:leader-style="none" style:position="11.74cm"/>
          <style:tab-stop style:type="left" style:leader-style="none" style:position="12.741cm"/>
          <style:tab-stop style:type="left" style:leader-style="none" style:position="13.741cm"/>
          <style:tab-stop style:type="left" style:leader-style="none" style:position="14.741cm"/>
        </style:tab-stops>
      </style:paragraph-properties>
    </style:style>
    <style:style style:name="T1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4" style:family="paragraph" style:parent-style-name="Standard">
      <style:paragraph-properties fo:text-align="justify" fo:break-before="auto" fo:line-height="100%" fo:margin-top="0cm" style:writing-mode="lr-tb"/>
    </style:style>
    <style:style style:name="T1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5" style:family="paragraph" style:parent-style-name="Standard">
      <style:paragraph-properties fo:text-align="justify" fo:break-before="auto" fo:line-height="100%" fo:margin-top="0cm" style:writing-mode="lr-tb"/>
    </style:style>
    <style:style style:name="T1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6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6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6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6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6" style:family="paragraph" style:parent-style-name="Standard">
      <style:paragraph-properties fo:text-align="justify" fo:break-before="auto" fo:line-height="100%" fo:margin-top="0cm" style:writing-mode="lr-tb"/>
    </style:style>
    <style:style style:name="T1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7" style:family="paragraph" style:parent-style-name="Standard">
      <style:paragraph-properties fo:text-align="justify" fo:break-before="auto" fo:line-height="100%" fo:margin-top="0cm" style:writing-mode="lr-tb"/>
    </style:style>
    <style:style style:name="T1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8" style:family="paragraph" style:parent-style-name="Standard">
      <style:paragraph-properties fo:text-align="justify" fo:break-before="auto" fo:line-height="100%" fo:margin-top="0cm" style:writing-mode="lr-tb"/>
    </style:style>
    <style:style style:name="T1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9" style:family="paragraph" style:parent-style-name="Standard">
      <style:paragraph-properties fo:text-align="justify" fo:break-before="auto" fo:line-height="100%" fo:margin-top="0cm" style:writing-mode="lr-tb"/>
    </style:style>
    <style:style style:name="T1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0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2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1" style:family="paragraph" style:parent-style-name="Heading_20_5">
      <style:paragraph-properties fo:break-before="auto" fo:text-indent="0cm" fo:line-height="100%" style:writing-mode="lr-tb"/>
    </style:style>
    <style:style style:name="P22" style:family="paragraph" style:parent-style-name="Standard">
      <style:paragraph-properties fo:break-before="auto" fo:text-indent="0cm" fo:line-height="100%" fo:margin-top="0cm" style:writing-mode="lr-tb"/>
    </style:style>
    <style:style style:name="P23" style:family="paragraph" style:parent-style-name="Standard">
      <style:paragraph-properties fo:text-align="justify" fo:break-before="auto" fo:text-indent="0cm" fo:line-height="100%" fo:margin-top="0.176cm" style:writing-mode="lr-tb"/>
    </style:style>
    <style:style style:name="P24" style:family="paragraph" style:parent-style-name="Standard">
      <style:paragraph-properties fo:text-align="justify" fo:break-before="auto" fo:text-indent="0cm" fo:line-height="100%" fo:margin-top="0.176cm" style:writing-mode="lr-tb"/>
    </style:style>
    <style:style style:name="P25" style:family="paragraph" style:parent-style-name="Standard">
      <style:paragraph-properties fo:text-align="justify" fo:break-before="auto" fo:text-indent="0cm" fo:line-height="100%" fo:margin-top="0.176cm" style:writing-mode="lr-tb"/>
    </style:style>
    <style:style style:name="P26" style:family="paragraph" style:parent-style-name="Standard">
      <style:paragraph-properties fo:text-align="justify" fo:break-before="auto" fo:text-indent="0cm" fo:line-height="100%" fo:margin-top="0.176cm" style:writing-mode="lr-tb"/>
    </style:style>
    <style:style style:name="P27" style:family="paragraph" style:parent-style-name="Standard">
      <style:paragraph-properties fo:text-align="justify" fo:break-before="auto" fo:text-indent="0cm" fo:line-height="100%" fo:margin-top="0.176cm" fo:margin-bottom="0.176cm" style:writing-mode="lr-tb"/>
    </style:style>
    <style:style style:name="P28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P29" style:family="paragraph" style:parent-style-name="Heading_20_6">
      <style:paragraph-properties fo:text-align="left" fo:break-before="auto" fo:text-indent="0cm" fo:line-height="100%" style:writing-mode="lr-tb"/>
    </style:style>
    <style:style style:name="T29_1" style:family="text">
      <style:text-properties style:font-name="Arial" style:font-name-asian="Arial" style:font-name-complex="Arial" fo:font-weight="bold" style:font-weight-asian="bold" style:font-weight-complex="bold"/>
    </style:style>
    <style:style style:name="T29_2" style:family="text">
      <style:text-properties style:font-name="Arial" style:font-name-asian="Arial" style:font-name-complex="Arial" fo:font-weight="bold" style:font-weight-asian="bold" style:font-weight-complex="bold"/>
    </style:style>
    <style:style style:name="T29_3" style:family="text">
      <style:text-properties style:font-name="Arial" style:font-name-asian="Arial" style:font-name-complex="Arial" fo:font-weight="bold" style:font-weight-asian="bold" style:font-weight-complex="bold"/>
    </style:style>
    <style:style style:name="T29_4" style:family="text">
      <style:text-properties style:font-name="Arial" style:font-name-asian="Arial" style:font-name-complex="Arial" fo:font-weight="bold" style:font-weight-asian="bold" style:font-weight-complex="bold"/>
    </style:style>
    <style:style style:name="T29_5" style:family="text">
      <style:text-properties style:font-name="Arial" style:font-name-asian="Arial" style:font-name-complex="Arial" fo:font-weight="bold" style:font-weight-asian="bold" style:font-weight-complex="bold"/>
    </style:style>
    <style:style style:name="T29_6" style:family="text">
      <style:text-properties style:font-name="Arial" style:font-name-asian="Arial" style:font-name-complex="Arial" fo:font-weight="bold" style:font-weight-asian="bold" style:font-weight-complex="bold"/>
    </style:style>
    <style:style style:name="T29_7" style:family="text">
      <style:text-properties style:font-name="Arial" style:font-name-asian="Arial" style:font-name-complex="Arial" fo:font-weight="bold" style:font-weight-asian="bold" style:font-weight-complex="bold"/>
    </style:style>
    <style:style style:name="T29_8" style:family="text">
      <style:text-properties style:font-name="Arial" style:font-name-asian="Arial" style:font-name-complex="Arial" fo:font-weight="bold" style:font-weight-asian="bold" style:font-weight-complex="bold"/>
    </style:style>
    <style:style style:name="T29_9" style:family="text">
      <style:text-properties style:font-name="Arial" style:font-name-asian="Arial" style:font-name-complex="Arial" fo:font-weight="bold" style:font-weight-asian="bold" style:font-weight-complex="bold"/>
    </style:style>
    <style:style style:name="P30" style:family="paragraph" style:parent-style-name="Standard">
      <style:paragraph-properties fo:text-align="center" fo:break-before="auto" fo:text-indent="0cm" fo:line-height="100%" fo:margin-top="0cm" style:writing-mode="lr-tb"/>
    </style:style>
    <style:style style:name="P31" style:family="paragraph" style:parent-style-name="Standard">
      <style:paragraph-properties fo:break-before="auto" fo:text-indent="0cm" fo:line-height="100%" fo:margin-top="0cm" style:writing-mode="lr-tb"/>
    </style:style>
    <style:style style:name="P32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32_1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32_2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32_3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33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P34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34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4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4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4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4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35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P36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36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37" style:family="paragraph" style:parent-style-name="Standard">
      <style:paragraph-properties fo:text-align="justify" fo:break-before="auto" fo:line-height="100%" fo:margin-top="0cm" style:writing-mode="lr-tb"/>
    </style:style>
    <style:style style:name="T3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8" style:family="paragraph" style:parent-style-name="Standard">
      <style:paragraph-properties fo:text-align="justify" fo:break-before="auto" fo:line-height="100%" fo:margin-top="0cm" style:writing-mode="lr-tb"/>
    </style:style>
    <style:style style:name="T3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9" style:family="paragraph" style:parent-style-name="Standard">
      <style:paragraph-properties fo:text-align="justify" fo:break-before="auto" fo:line-height="100%" fo:margin-top="0cm" style:writing-mode="lr-tb"/>
    </style:style>
    <style:style style:name="T3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0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P41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P42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42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2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2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2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2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43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P44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44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45" style:family="paragraph" style:parent-style-name="Standard">
      <style:paragraph-properties fo:text-align="justify" fo:break-before="auto" fo:line-height="100%" fo:margin-top="0cm" style:writing-mode="lr-tb"/>
    </style:style>
    <style:style style:name="T4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6" style:family="paragraph" style:parent-style-name="Standard">
      <style:paragraph-properties fo:text-align="justify" fo:break-before="auto" fo:line-height="100%" fo:margin-top="0cm" style:writing-mode="lr-tb"/>
    </style:style>
    <style:style style:name="T4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7" style:family="paragraph" style:parent-style-name="Standard">
      <style:paragraph-properties fo:text-align="justify" fo:break-before="auto" fo:line-height="100%" fo:margin-top="0cm" style:writing-mode="lr-tb"/>
    </style:style>
    <style:style style:name="T4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8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P49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P50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50_1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0_2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0_3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1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P52" style:family="paragraph" style:parent-style-name="Standard">
      <style:paragraph-properties fo:text-align="justify" fo:break-before="auto" fo:text-indent="0cm" fo:line-height="100%" fo:margin-top="0cm" fo:margin-bottom="0.499cm" fo:margin-left="0.023cm" style:writing-mode="lr-tb"/>
    </style:style>
    <style:style style:name="T52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2_2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2_3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2_4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2_5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2_6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2_7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53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53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4" style:family="paragraph" style:parent-style-name="Standard">
      <style:paragraph-properties fo:text-align="justify" fo:break-before="auto" fo:line-height="100%" fo:margin-top="0cm" style:writing-mode="lr-tb"/>
    </style:style>
    <style:style style:name="T5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5" style:family="paragraph" style:parent-style-name="Standard">
      <style:paragraph-properties fo:text-align="justify" fo:break-before="auto" fo:line-height="100%" fo:margin-top="0cm" style:writing-mode="lr-tb"/>
    </style:style>
    <style:style style:name="T5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6" style:family="paragraph" style:parent-style-name="Standard">
      <style:paragraph-properties fo:text-align="justify" fo:break-before="auto" fo:text-indent="0cm" fo:line-height="100%" fo:margin-top="0cm" fo:margin-left="1.251cm" style:writing-mode="lr-tb"/>
    </style:style>
    <style:style style:name="P57" style:family="paragraph" style:parent-style-name="Standard">
      <style:paragraph-properties fo:text-align="justify" fo:break-before="auto" fo:text-indent="0cm" fo:line-height="100%" fo:margin-top="0cm" fo:margin-left="1.251cm" style:writing-mode="lr-tb"/>
    </style:style>
    <style:style style:name="P58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58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8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8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8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8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8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8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59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P60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60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1" style:family="paragraph" style:parent-style-name="Standard">
      <style:paragraph-properties fo:text-align="justify" fo:break-before="auto" fo:line-height="100%" fo:margin-top="0cm" style:writing-mode="lr-tb"/>
    </style:style>
    <style:style style:name="T6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2" style:family="paragraph" style:parent-style-name="Standard">
      <style:paragraph-properties fo:break-before="auto" fo:line-height="100%" fo:margin-top="0cm" style:writing-mode="lr-tb"/>
    </style:style>
    <style:style style:name="T62_1" style:family="text">
      <style:text-properties fo:color="#000000" style:font-name="Arial" style:font-name-asian="Arial" style:font-name-complex="Arial"/>
    </style:style>
    <style:style style:name="T62_2" style:family="text">
      <style:text-properties fo:color="#000000" style:font-name="Arial" style:font-name-asian="Arial" style:font-name-complex="Arial"/>
    </style:style>
    <style:style style:name="T62_3" style:family="text">
      <style:text-properties fo:color="#000000" style:font-name="Arial" style:font-name-asian="Arial" style:font-name-complex="Arial"/>
    </style:style>
    <style:style style:name="T62_4" style:family="text">
      <style:text-properties fo:color="#000000" style:font-name="Arial" style:font-name-asian="Arial" style:font-name-complex="Arial"/>
    </style:style>
    <style:style style:name="T62_5" style:family="text">
      <style:text-properties fo:color="#000000" style:font-name="Arial" style:font-name-asian="Arial" style:font-name-complex="Arial"/>
    </style:style>
    <style:style style:name="T62_6" style:family="text">
      <style:text-properties fo:color="#000000" style:font-name="Arial" style:font-name-asian="Arial" style:font-name-complex="Arial"/>
    </style:style>
    <style:style style:name="T62_7" style:family="text">
      <style:text-properties fo:color="#000000" style:font-name="Arial" style:font-name-asian="Arial" style:font-name-complex="Arial"/>
    </style:style>
    <style:style style:name="T62_8" style:family="text">
      <style:text-properties fo:color="#000000" style:font-name="Arial" style:font-name-asian="Arial" style:font-name-complex="Arial"/>
    </style:style>
    <style:style style:name="T62_9" style:family="text">
      <style:text-properties fo:color="#000000" style:font-name="Arial" style:font-name-asian="Arial" style:font-name-complex="Arial"/>
    </style:style>
    <style:style style:name="T62_10" style:family="text">
      <style:text-properties fo:color="#000000" style:font-name="Arial" style:font-name-asian="Arial" style:font-name-complex="Arial"/>
    </style:style>
    <style:style style:name="T62_11" style:family="text">
      <style:text-properties fo:color="#000000" style:font-name="Arial" style:font-name-asian="Arial" style:font-name-complex="Arial"/>
    </style:style>
    <style:style style:name="T62_12" style:family="text">
      <style:text-properties fo:color="#000000" style:font-name="Arial" style:font-name-asian="Arial" style:font-name-complex="Arial"/>
    </style:style>
    <style:style style:name="T62_13" style:family="text">
      <style:text-properties fo:color="#000000" style:font-name="Arial" style:font-name-asian="Arial" style:font-name-complex="Arial"/>
    </style:style>
    <style:style style:name="T62_14" style:family="text">
      <style:text-properties fo:color="#000000" style:font-name="Arial" style:font-name-asian="Arial" style:font-name-complex="Arial"/>
    </style:style>
    <style:style style:name="T62_15" style:family="text">
      <style:text-properties fo:color="#000000" style:font-name="Arial" style:font-name-asian="Arial" style:font-name-complex="Arial"/>
    </style:style>
    <style:style style:name="T62_16" style:family="text">
      <style:text-properties fo:color="#000000" style:font-name="Arial" style:font-name-asian="Arial" style:font-name-complex="Arial"/>
    </style:style>
    <style:style style:name="T62_17" style:family="text">
      <style:text-properties fo:color="#000000" style:font-name="Arial" style:font-name-asian="Arial" style:font-name-complex="Arial"/>
    </style:style>
    <style:style style:name="T62_18" style:family="text">
      <style:text-properties fo:color="#000000" style:font-name="Arial" style:font-name-asian="Arial" style:font-name-complex="Arial"/>
    </style:style>
    <style:style style:name="T62_19" style:family="text">
      <style:text-properties fo:color="#000000" style:font-name="Arial" style:font-name-asian="Arial" style:font-name-complex="Arial"/>
    </style:style>
    <style:style style:name="T62_20" style:family="text">
      <style:text-properties fo:color="#000000" style:font-name="Arial" style:font-name-asian="Arial" style:font-name-complex="Arial"/>
    </style:style>
    <style:style style:name="T62_21" style:family="text">
      <style:text-properties fo:color="#000000" style:font-name="Arial" style:font-name-asian="Arial" style:font-name-complex="Arial"/>
    </style:style>
    <style:style style:name="T62_22" style:family="text">
      <style:text-properties fo:color="#000000" style:font-name="Arial" style:font-name-asian="Arial" style:font-name-complex="Arial"/>
    </style:style>
    <style:style style:name="T62_23" style:family="text">
      <style:text-properties fo:color="#000000" style:font-name="Arial" style:font-name-asian="Arial" style:font-name-complex="Arial"/>
    </style:style>
    <style:style style:name="T62_24" style:family="text">
      <style:text-properties fo:color="#000000" style:font-name="Arial" style:font-name-asian="Arial" style:font-name-complex="Arial"/>
    </style:style>
    <style:style style:name="T62_25" style:family="text">
      <style:text-properties fo:color="#000000" style:font-name="Arial" style:font-name-asian="Arial" style:font-name-complex="Arial"/>
    </style:style>
    <style:style style:name="T62_26" style:family="text">
      <style:text-properties fo:color="#000000" style:font-name="Arial" style:font-name-asian="Arial" style:font-name-complex="Arial"/>
    </style:style>
    <style:style style:name="T62_27" style:family="text">
      <style:text-properties fo:color="#000000" style:font-name="Arial" style:font-name-asian="Arial" style:font-name-complex="Arial"/>
    </style:style>
    <style:style style:name="T62_28" style:family="text">
      <style:text-properties fo:color="#000000" style:font-name="Arial" style:font-name-asian="Arial" style:font-name-complex="Arial"/>
    </style:style>
    <style:style style:name="T62_29" style:family="text">
      <style:text-properties fo:color="#000000" style:font-name="Arial" style:font-name-asian="Arial" style:font-name-complex="Arial"/>
    </style:style>
    <style:style style:name="T62_30" style:family="text">
      <style:text-properties fo:color="#000000" style:font-name="Arial" style:font-name-asian="Arial" style:font-name-complex="Arial"/>
    </style:style>
    <style:style style:name="T62_31" style:family="text">
      <style:text-properties fo:color="#000000" style:font-name="Arial" style:font-name-asian="Arial" style:font-name-complex="Arial"/>
    </style:style>
    <style:style style:name="T62_32" style:family="text">
      <style:text-properties fo:color="#000000" style:font-name="Arial" style:font-name-asian="Arial" style:font-name-complex="Arial"/>
    </style:style>
    <style:style style:name="T62_33" style:family="text">
      <style:text-properties fo:color="#000000" style:font-name="Arial" style:font-name-asian="Arial" style:font-name-complex="Arial"/>
    </style:style>
    <style:style style:name="T62_34" style:family="text">
      <style:text-properties fo:color="#000000" style:font-name="Arial" style:font-name-asian="Arial" style:font-name-complex="Arial"/>
    </style:style>
    <style:style style:name="T62_35" style:family="text">
      <style:text-properties fo:color="#000000" style:font-name="Arial" style:font-name-asian="Arial" style:font-name-complex="Arial"/>
    </style:style>
    <style:style style:name="T62_36" style:family="text">
      <style:text-properties fo:color="#000000" style:font-name="Arial" style:font-name-asian="Arial" style:font-name-complex="Arial"/>
    </style:style>
    <style:style style:name="T62_37" style:family="text">
      <style:text-properties fo:color="#000000" style:font-name="Arial" style:font-name-asian="Arial" style:font-name-complex="Arial"/>
    </style:style>
    <style:style style:name="T62_38" style:family="text">
      <style:text-properties fo:color="#000000" style:font-name="Arial" style:font-name-asian="Arial" style:font-name-complex="Arial"/>
    </style:style>
    <style:style style:name="T62_39" style:family="text">
      <style:text-properties fo:color="#000000" style:font-name="Arial" style:font-name-asian="Arial" style:font-name-complex="Arial"/>
    </style:style>
    <style:style style:name="P63" style:family="paragraph" style:parent-style-name="Standard">
      <style:paragraph-properties fo:text-align="justify" fo:break-before="auto" fo:line-height="100%" fo:margin-top="0cm" style:writing-mode="lr-tb"/>
    </style:style>
    <style:style style:name="T6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4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P65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P66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66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6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6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6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6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67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P68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68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9" style:family="paragraph" style:parent-style-name="Standard">
      <style:paragraph-properties fo:text-align="justify" fo:break-before="auto" fo:line-height="100%" fo:margin-top="0cm" style:writing-mode="lr-tb"/>
    </style:style>
    <style:style style:name="T6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0" style:family="paragraph" style:parent-style-name="Standard">
      <style:paragraph-properties fo:text-align="justify" fo:break-before="auto" fo:line-height="100%" fo:margin-top="0cm" style:writing-mode="lr-tb"/>
    </style:style>
    <style:style style:name="T7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1" style:family="paragraph" style:parent-style-name="Standard">
      <style:paragraph-properties fo:text-align="justify" fo:break-before="auto" fo:line-height="100%" fo:margin-top="0cm" style:writing-mode="lr-tb"/>
    </style:style>
    <style:style style:name="T7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2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P73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P74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P75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P76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76_1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6_2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6_3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77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P78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78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8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8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8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8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79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P80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80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81" style:family="paragraph" style:parent-style-name="Standard">
      <style:paragraph-properties fo:text-align="justify" fo:break-before="auto" fo:line-height="100%" fo:margin-top="0cm" style:writing-mode="lr-tb"/>
    </style:style>
    <style:style style:name="T8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2" style:family="paragraph" style:parent-style-name="Standard">
      <style:paragraph-properties fo:text-align="justify" fo:break-before="auto" fo:line-height="100%" fo:margin-top="0cm" style:writing-mode="lr-tb"/>
    </style:style>
    <style:style style:name="T8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3" style:family="paragraph" style:parent-style-name="Standard">
      <style:paragraph-properties fo:text-align="justify" fo:break-before="auto" fo:line-height="100%" fo:margin-top="0cm" style:writing-mode="lr-tb"/>
    </style:style>
    <style:style style:name="T8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4" style:family="paragraph" style:parent-style-name="Standard">
      <style:paragraph-properties fo:text-align="justify" fo:break-before="auto" fo:text-indent="0cm" fo:line-height="100%" fo:margin-top="0cm" fo:margin-left="1.251cm" style:writing-mode="lr-tb"/>
    </style:style>
    <style:style style:name="P85" style:family="paragraph" style:parent-style-name="Standard">
      <style:paragraph-properties fo:text-align="justify" fo:break-before="auto" fo:text-indent="0cm" fo:line-height="100%" fo:margin-top="0cm" fo:margin-left="1.251cm" style:writing-mode="lr-tb"/>
    </style:style>
    <style:style style:name="P86" style:family="paragraph" style:parent-style-name="Standard">
      <style:paragraph-properties fo:text-align="justify" fo:break-before="auto" fo:text-indent="-0.631cm" fo:line-height="100%" fo:margin-top="0cm" fo:margin-left="0.069cm" style:writing-mode="lr-tb"/>
    </style:style>
    <style:style style:name="T86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86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86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86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86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86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86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87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P88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88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89" style:family="paragraph" style:parent-style-name="Standard">
      <style:paragraph-properties fo:text-align="justify" fo:break-before="auto" fo:line-height="100%" fo:margin-top="0cm" style:writing-mode="lr-tb"/>
    </style:style>
    <style:style style:name="T8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0" style:family="paragraph" style:parent-style-name="Standard">
      <style:paragraph-properties fo:text-align="justify" fo:break-before="auto" fo:line-height="100%" fo:margin-top="0cm" style:writing-mode="lr-tb"/>
    </style:style>
    <style:style style:name="T9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1" style:family="paragraph" style:parent-style-name="Standard">
      <style:paragraph-properties fo:text-align="justify" fo:break-before="auto" fo:line-height="100%" fo:margin-top="0cm" style:writing-mode="lr-tb"/>
    </style:style>
    <style:style style:name="T9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2" style:family="paragraph" style:parent-style-name="Standard">
      <style:paragraph-properties fo:text-align="justify" fo:break-before="auto" fo:line-height="100%" fo:margin-top="0cm" style:writing-mode="lr-tb"/>
    </style:style>
    <style:style style:name="T9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3" style:family="paragraph" style:parent-style-name="Standard">
      <style:paragraph-properties fo:text-align="justify" fo:break-before="auto" fo:line-height="100%" fo:margin-top="0cm" style:writing-mode="lr-tb"/>
    </style:style>
    <style:style style:name="T9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4" style:family="paragraph" style:parent-style-name="Standard">
      <style:paragraph-properties fo:text-align="justify" fo:break-before="auto" fo:line-height="100%" fo:margin-top="0cm" style:writing-mode="lr-tb"/>
    </style:style>
    <style:style style:name="T9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5" style:family="paragraph" style:parent-style-name="Standard">
      <style:paragraph-properties fo:text-align="justify" fo:break-before="auto" fo:line-height="100%" fo:margin-top="0cm" style:writing-mode="lr-tb"/>
    </style:style>
    <style:style style:name="T9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6" style:family="paragraph" style:parent-style-name="Standard">
      <style:paragraph-properties fo:text-align="justify" fo:break-before="auto" fo:line-height="100%" fo:margin-top="0cm" style:writing-mode="lr-tb"/>
    </style:style>
    <style:style style:name="T9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7" style:family="paragraph" style:parent-style-name="Standard">
      <style:paragraph-properties fo:text-align="justify" fo:break-before="auto" fo:line-height="100%" fo:margin-top="0cm" style:writing-mode="lr-tb"/>
    </style:style>
    <style:style style:name="T9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8" style:family="paragraph" style:parent-style-name="Standard">
      <style:paragraph-properties fo:text-align="justify" fo:break-before="auto" fo:line-height="100%" fo:margin-top="0cm" style:writing-mode="lr-tb"/>
    </style:style>
    <style:style style:name="T9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9" style:family="paragraph" style:parent-style-name="Standard">
      <style:paragraph-properties fo:text-align="justify" fo:break-before="auto" fo:line-height="100%" fo:margin-top="0cm" style:writing-mode="lr-tb"/>
    </style:style>
    <style:style style:name="T9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00" style:family="paragraph" style:parent-style-name="Standard">
      <style:paragraph-properties fo:text-align="justify" fo:break-before="auto" fo:line-height="100%" fo:margin-top="0cm" style:writing-mode="lr-tb"/>
    </style:style>
    <style:style style:name="T10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01" style:family="paragraph" style:parent-style-name="Standard">
      <style:paragraph-properties fo:text-align="justify" fo:break-before="auto" fo:line-height="100%" fo:margin-top="0cm" style:writing-mode="lr-tb"/>
    </style:style>
    <style:style style:name="T10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02" style:family="paragraph" style:parent-style-name="Standard">
      <style:paragraph-properties fo:text-align="justify" fo:break-before="auto" fo:line-height="100%" fo:margin-top="0cm" style:writing-mode="lr-tb"/>
    </style:style>
    <style:style style:name="T10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03" style:family="paragraph" style:parent-style-name="Standard">
      <style:paragraph-properties fo:text-align="justify" fo:break-before="auto" fo:line-height="100%" fo:margin-top="0cm" style:writing-mode="lr-tb"/>
    </style:style>
    <style:style style:name="T10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04" style:family="paragraph" style:parent-style-name="Standard">
      <style:paragraph-properties fo:text-align="justify" fo:break-before="auto" fo:line-height="100%" fo:margin-top="0cm" style:writing-mode="lr-tb"/>
    </style:style>
    <style:style style:name="T10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05" style:family="paragraph" style:parent-style-name="Standard">
      <style:paragraph-properties fo:text-align="justify" fo:break-before="auto" fo:line-height="100%" fo:margin-top="0cm" style:writing-mode="lr-tb"/>
    </style:style>
    <style:style style:name="T10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06" style:family="paragraph" style:parent-style-name="Standard">
      <style:paragraph-properties fo:break-before="auto" fo:text-indent="0cm" fo:line-height="100%" fo:margin-top="0cm" style:writing-mode="lr-tb"/>
    </style:style>
    <style:style style:name="P107" style:family="paragraph" style:parent-style-name="Standard">
      <style:paragraph-properties fo:break-before="auto" fo:text-indent="0cm" fo:line-height="100%" fo:margin-top="0cm" fo:margin-bottom="0cm" style:writing-mode="lr-tb"/>
    </style:style>
  </office:automatic-styles>
  <office:body>
    <office:text>
      <text:h text:style-name="P1" text:outline-level="10"><text:span text:style-name="T1_1">Technical</text:span><text:span text:style-name="T1_2"><text:s/></text:span><text:span text:style-name="T1_3">Architect</text:span><text:span text:style-name="T1_4"><text:s/></text:span></text:h>
      <text:p text:style-name="P2"/>
      <text:h text:style-name="P3" text:outline-level="10"><text:span text:style-name="T3_1">We</text:span><text:span text:style-name="T3_2"><text:s/></text:span><text:span text:style-name="T3_3">want</text:span><text:span text:style-name="T3_4"><text:s/></text:span><text:span text:style-name="T3_5">to</text:span><text:span text:style-name="T3_6"><text:s/></text:span><text:span text:style-name="T3_7">expand</text:span><text:span text:style-name="T3_8"><text:s/></text:span><text:span text:style-name="T3_9">our</text:span><text:span text:style-name="T3_10"><text:s/></text:span><text:span text:style-name="T3_11">team</text:span><text:span text:style-name="T3_12"><text:s/></text:span><text:span text:style-name="T3_13">of</text:span><text:span text:style-name="T3_14"><text:s/></text:span><text:span text:style-name="T3_15">outstanding</text:span><text:span text:style-name="T3_16"><text:s/></text:span><text:span text:style-name="T3_17">Technical</text:span><text:span text:style-name="T3_18"><text:s/></text:span><text:span text:style-name="T3_19">Architects</text:span><text:span text:style-name="T3_20"><text:s/></text:span><text:span text:style-name="T3_21">to</text:span><text:span text:style-name="T3_22"><text:s/></text:span><text:span text:style-name="T3_23">help</text:span><text:span text:style-name="T3_24"><text:s/></text:span><text:span text:style-name="T3_25">the</text:span><text:span text:style-name="T3_26"><text:s/></text:span><text:span text:style-name="T3_27">UK</text:span><text:span text:style-name="T3_28"><text:s/></text:span><text:span text:style-name="T3_29">government</text:span><text:span text:style-name="T3_30"><text:s/></text:span><text:span text:style-name="T3_31">build</text:span><text:span text:style-name="T3_32"><text:s/></text:span><text:span text:style-name="T3_33">and</text:span><text:span text:style-name="T3_34"><text:s/></text:span><text:span text:style-name="T3_35">run</text:span><text:span text:style-name="T3_36"><text:s/></text:span><text:span text:style-name="T3_37">great</text:span><text:span text:style-name="T3_38"><text:s/></text:span><text:span text:style-name="T3_39">digital</text:span><text:span text:style-name="T3_40"><text:s/></text:span><text:span text:style-name="T3_41">services</text:span><text:span text:style-name="T3_42"><text:s/></text:span><text:span text:style-name="T3_43">for</text:span><text:span text:style-name="T3_44"><text:s/></text:span><text:span text:style-name="T3_45">the</text:span><text:span text:style-name="T3_46"><text:s/></text:span><text:span text:style-name="T3_47">people</text:span><text:span text:style-name="T3_48"><text:s/></text:span><text:span text:style-name="T3_49">of</text:span><text:span text:style-name="T3_50"><text:s/></text:span><text:span text:style-name="T3_51">the</text:span><text:span text:style-name="T3_52"><text:s/></text:span><text:span text:style-name="T3_53">UK</text:span><text:span text:style-name="T3_54">.<text:s text:c="2"/></text:span><text:span text:style-name="T3_55">Candidates</text:span><text:span text:style-name="T3_56"><text:s/></text:span><text:span text:style-name="T3_57">must</text:span><text:span text:style-name="T3_58"><text:s/></text:span><text:span text:style-name="T3_59">have</text:span><text:span text:style-name="T3_60"><text:s/></text:span><text:span text:style-name="T3_61">a</text:span><text:span text:style-name="T3_62"><text:s/></text:span><text:span text:style-name="T3_63">strong</text:span><text:span text:style-name="T3_64"><text:s/></text:span><text:span text:style-name="T3_65">track</text:span><text:span text:style-name="T3_66"><text:s/></text:span><text:span text:style-name="T3_67">record</text:span><text:span text:style-name="T3_68"><text:s/></text:span><text:span text:style-name="T3_69">of</text:span><text:span text:style-name="T3_70"><text:s/></text:span><text:span text:style-name="T3_71">building</text:span><text:span text:style-name="T3_72"><text:s/></text:span><text:span text:style-name="T3_73">and</text:span><text:span text:style-name="T3_74"><text:s/></text:span><text:span text:style-name="T3_75">running</text:span><text:span text:style-name="T3_76"><text:s/></text:span><text:span text:style-name="T3_77">high</text:span><text:span text:style-name="T3_78"><text:s/></text:span><text:span text:style-name="T3_79">volume</text:span><text:span text:style-name="T3_80">,<text:s/></text:span><text:span text:style-name="T3_81">reliable</text:span><text:span text:style-name="T3_82"><text:s/></text:span><text:span text:style-name="T3_83">and</text:span><text:span text:style-name="T3_84"><text:s/></text:span><text:span text:style-name="T3_85">flexible</text:span><text:span text:style-name="T3_86"><text:s/></text:span><text:span text:style-name="T3_87">services</text:span><text:span text:style-name="T3_88"><text:s/></text:span><text:span text:style-name="T3_89">that</text:span><text:span text:style-name="T3_90"><text:s/></text:span><text:span text:style-name="T3_91">are</text:span><text:span text:style-name="T3_92"><text:s/></text:span><text:span text:style-name="T3_93">relentlessly</text:span><text:span text:style-name="T3_94"><text:s/></text:span><text:span text:style-name="T3_95">user</text:span><text:span text:style-name="T3_96">-</text:span><text:span text:style-name="T3_97">focused</text:span><text:span text:style-name="T3_98"><text:s/></text:span><text:span text:style-name="T3_99">and</text:span><text:span text:style-name="T3_100"><text:s/></text:span><text:span text:style-name="T3_101">continually</text:span><text:span text:style-name="T3_102"><text:s/></text:span><text:span text:style-name="T3_103">improved</text:span><text:span text:style-name="T3_104"><text:s/></text:span><text:span text:style-name="T3_105">through</text:span><text:span text:style-name="T3_106"><text:s/></text:span><text:span text:style-name="T3_107">iterative</text:span><text:span text:style-name="T3_108"><text:s/></text:span><text:span text:style-name="T3_109">development</text:span><text:span text:style-name="T3_110">.</text:span></text:h>
      <text:p text:style-name="P4"/>
      <text:p text:style-name="P5"><text:span text:style-name="T5_1">The</text:span><text:span text:style-name="T5_2"><text:s/></text:span><text:span text:style-name="T5_3">role</text:span><text:span text:style-name="T5_4"><text:s/></text:span><text:span text:style-name="T5_5">requires</text:span><text:span text:style-name="T5_6"><text:s/></text:span><text:span text:style-name="T5_7">an</text:span><text:span text:style-name="T5_8"><text:s/></text:span><text:span text:style-name="T5_9">equal</text:span><text:span text:style-name="T5_10"><text:s/></text:span><text:span text:style-name="T5_11">balance</text:span><text:span text:style-name="T5_12"><text:s/></text:span><text:span text:style-name="T5_13">of</text:span><text:span text:style-name="T5_14"><text:s/></text:span><text:span text:style-name="T5_15">technical</text:span><text:span text:style-name="T5_16"><text:s/></text:span><text:span text:style-name="T5_17">expertise</text:span><text:span text:style-name="T5_18">,<text:s/></text:span><text:span text:style-name="T5_19">gained</text:span><text:span text:style-name="T5_20"><text:s/></text:span><text:span text:style-name="T5_21">through</text:span><text:span text:style-name="T5_22"><text:s/></text:span><text:span text:style-name="T5_23">current</text:span><text:span text:style-name="T5_24">,<text:s/></text:span><text:span text:style-name="T5_25">hands</text:span><text:span text:style-name="T5_26">-</text:span><text:span text:style-name="T5_27">on</text:span><text:span text:style-name="T5_28"><text:s/></text:span><text:span text:style-name="T5_29">involvement</text:span><text:span text:style-name="T5_30"><text:s/></text:span><text:span text:style-name="T5_31">in</text:span><text:span text:style-name="T5_32"><text:s/></text:span><text:span text:style-name="T5_33">developing</text:span><text:span text:style-name="T5_34"><text:s/></text:span><text:span text:style-name="T5_35">real</text:span><text:span text:style-name="T5_36">-</text:span><text:span text:style-name="T5_37">world</text:span><text:span text:style-name="T5_38"><text:s/></text:span><text:span text:style-name="T5_39">systems</text:span><text:span text:style-name="T5_40">,<text:s/></text:span><text:span text:style-name="T5_41">and</text:span><text:span text:style-name="T5_42"><text:s/></text:span><text:span text:style-name="T5_43">excellent</text:span><text:span text:style-name="T5_44"><text:s/></text:span><text:span text:style-name="T5_45">interpersonal</text:span><text:span text:style-name="T5_46"><text:s/></text:span><text:span text:style-name="T5_47">skills</text:span><text:span text:style-name="T5_48"><text:s/></text:span><text:span text:style-name="T5_49">allied</text:span><text:span text:style-name="T5_50"><text:s/></text:span><text:span text:style-name="T5_51">with</text:span><text:span text:style-name="T5_52"><text:s/></text:span><text:span text:style-name="T5_53">the</text:span><text:span text:style-name="T5_54"><text:s/></text:span><text:span text:style-name="T5_55">ability</text:span><text:span text:style-name="T5_56"><text:s/></text:span><text:span text:style-name="T5_57">to</text:span><text:span text:style-name="T5_58"><text:s/></text:span><text:span text:style-name="T5_59">quickly</text:span><text:span text:style-name="T5_60"><text:s/></text:span><text:span text:style-name="T5_61">develop</text:span><text:span text:style-name="T5_62"><text:s/></text:span><text:span text:style-name="T5_63">strong</text:span><text:span text:style-name="T5_64"><text:s/></text:span><text:span text:style-name="T5_65">working</text:span><text:span text:style-name="T5_66"><text:s/></text:span><text:span text:style-name="T5_67">relationships</text:span><text:span text:style-name="T5_68"><text:s/></text:span><text:span text:style-name="T5_69">in</text:span><text:span text:style-name="T5_70"><text:s/></text:span><text:span text:style-name="T5_71">high</text:span><text:span text:style-name="T5_72"><text:s/></text:span><text:span text:style-name="T5_73">pressure</text:span><text:span text:style-name="T5_74"><text:s/></text:span><text:span text:style-name="T5_75">environments</text:span><text:span text:style-name="T5_76">.<text:s/></text:span><text:span text:style-name="T5_77">Candidates</text:span><text:span text:style-name="T5_78"><text:s/></text:span><text:span text:style-name="T5_79">should</text:span><text:span text:style-name="T5_80"><text:s/></text:span><text:span text:style-name="T5_81">ideally</text:span><text:span text:style-name="T5_82"><text:s/></text:span><text:span text:style-name="T5_83">have</text:span><text:span text:style-name="T5_84"><text:s/></text:span><text:span text:style-name="T5_85">experience</text:span><text:span text:style-name="T5_86"><text:s/></text:span><text:span text:style-name="T5_87">in</text:span><text:span text:style-name="T5_88"><text:s/></text:span><text:span text:style-name="T5_89">development</text:span><text:span text:style-name="T5_90"><text:s/></text:span><text:span text:style-name="T5_91">of</text:span><text:span text:style-name="T5_92"><text:s/></text:span><text:span text:style-name="T5_93">transformational</text:span><text:span text:style-name="T5_94"><text:s/></text:span><text:span text:style-name="T5_95">digital</text:span><text:span text:style-name="T5_96"><text:s/></text:span><text:span text:style-name="T5_97">services</text:span><text:span text:style-name="T5_98"><text:s/></text:span><text:span text:style-name="T5_99">on</text:span><text:span text:style-name="T5_100"><text:s/>“</text:span><text:span text:style-name="T5_101">brownfield</text:span><text:span text:style-name="T5_102"><text:s/></text:span><text:span text:style-name="T5_103">estates</text:span><text:span text:style-name="T5_104">”<text:s/></text:span><text:span text:style-name="T5_105">and</text:span><text:span text:style-name="T5_106">/</text:span><text:span text:style-name="T5_107">or</text:span><text:span text:style-name="T5_108"><text:s/></text:span><text:span text:style-name="T5_109">rapid</text:span><text:span text:style-name="T5_110"><text:s/></text:span><text:span text:style-name="T5_111">development</text:span><text:span text:style-name="T5_112"><text:s/></text:span><text:span text:style-name="T5_113">and</text:span><text:span text:style-name="T5_114"><text:s/></text:span><text:span text:style-name="T5_115">scaling</text:span><text:span text:style-name="T5_116"><text:s/></text:span><text:span text:style-name="T5_117">of</text:span><text:span text:style-name="T5_118"><text:s/></text:span><text:span text:style-name="T5_119">very</text:span><text:span text:style-name="T5_120"><text:s/></text:span><text:span text:style-name="T5_121">high</text:span><text:span text:style-name="T5_122">-</text:span><text:span text:style-name="T5_123">volume</text:span><text:span text:style-name="T5_124"><text:s/>“</text:span><text:span text:style-name="T5_125">greenfield</text:span><text:span text:style-name="T5_126">”<text:s/></text:span><text:span text:style-name="T5_127">services</text:span><text:span text:style-name="T5_128">.</text:span></text:p>
      <text:p text:style-name="P6"/>
      <text:p text:style-name="P7"><text:span text:style-name="T7_1">Technical</text:span><text:span text:style-name="T7_2"><text:s/></text:span><text:span text:style-name="T7_3">Architects</text:span><text:span text:style-name="T7_4"><text:s/></text:span><text:span text:style-name="T7_5">carry</text:span><text:span text:style-name="T7_6"><text:s/></text:span><text:span text:style-name="T7_7">out</text:span><text:span text:style-name="T7_8"><text:s/></text:span><text:span text:style-name="T7_9">a</text:span><text:span text:style-name="T7_10"><text:s/></text:span><text:span text:style-name="T7_11">wide</text:span><text:span text:style-name="T7_12"><text:s/></text:span><text:span text:style-name="T7_13">range</text:span><text:span text:style-name="T7_14"><text:s/></text:span><text:span text:style-name="T7_15">of</text:span><text:span text:style-name="T7_16"><text:s/></text:span><text:span text:style-name="T7_17">activities</text:span><text:span text:style-name="T7_18">,<text:s/></text:span><text:span text:style-name="T7_19">from</text:span><text:span text:style-name="T7_20"><text:s/></text:span><text:span text:style-name="T7_21">actively</text:span><text:span text:style-name="T7_22"><text:s/></text:span><text:span text:style-name="T7_23">writing</text:span><text:span text:style-name="T7_24"><text:s/></text:span><text:span text:style-name="T7_25">code</text:span><text:span text:style-name="T7_26"><text:s/></text:span><text:span text:style-name="T7_27">as</text:span><text:span text:style-name="T7_28"><text:s/></text:span><text:span text:style-name="T7_29">a</text:span><text:span text:style-name="T7_30"><text:s/></text:span><text:span text:style-name="T7_31">senior</text:span><text:span text:style-name="T7_32"><text:s/></text:span><text:span text:style-name="T7_33">member</text:span><text:span text:style-name="T7_34"><text:s/></text:span><text:span text:style-name="T7_35">of</text:span><text:span text:style-name="T7_36"><text:s/></text:span><text:span text:style-name="T7_37">the</text:span><text:span text:style-name="T7_38"><text:s/></text:span><text:span text:style-name="T7_39">development</text:span><text:span text:style-name="T7_40"><text:s/></text:span><text:span text:style-name="T7_41">team</text:span><text:span text:style-name="T7_42"><text:s/></text:span><text:span text:style-name="T7_43">and</text:span><text:span text:style-name="T7_44"><text:s/></text:span><text:span text:style-name="T7_45">breaking</text:span><text:span text:style-name="T7_46"><text:s/></text:span><text:span text:style-name="T7_47">down</text:span><text:span text:style-name="T7_48"><text:s/></text:span><text:span text:style-name="T7_49">complex</text:span><text:span text:style-name="T7_50"><text:s/></text:span><text:span text:style-name="T7_51">problems</text:span><text:span text:style-name="T7_52"><text:s/></text:span><text:span text:style-name="T7_53">and</text:span><text:span text:style-name="T7_54"><text:s/></text:span><text:span text:style-name="T7_55">identifying</text:span><text:span text:style-name="T7_56"><text:s/></text:span><text:span text:style-name="T7_57">steps</text:span><text:span text:style-name="T7_58"><text:s/></text:span><text:span text:style-name="T7_59">towards</text:span><text:span text:style-name="T7_60"><text:s/></text:span><text:span text:style-name="T7_61">solutions</text:span><text:span text:style-name="T7_62">,<text:s/></text:span><text:span text:style-name="T7_63">through</text:span><text:span text:style-name="T7_64"><text:s/></text:span><text:span text:style-name="T7_65">to</text:span><text:span text:style-name="T7_66"><text:s/></text:span><text:span text:style-name="T7_67">coaching</text:span><text:span text:style-name="T7_68"><text:s/></text:span><text:span text:style-name="T7_69">individuals</text:span><text:span text:style-name="T7_70"><text:s/></text:span><text:span text:style-name="T7_71">and</text:span><text:span text:style-name="T7_72"><text:s/></text:span><text:span text:style-name="T7_73">engaging</text:span><text:span text:style-name="T7_74"><text:s/></text:span><text:span text:style-name="T7_75">with</text:span><text:span text:style-name="T7_76"><text:s/></text:span><text:span text:style-name="T7_77">non</text:span><text:span text:style-name="T7_78">-</text:span><text:span text:style-name="T7_79">technical</text:span><text:span text:style-name="T7_80"><text:s/></text:span><text:span text:style-name="T7_81">people</text:span><text:span text:style-name="T7_82"><text:s/></text:span><text:span text:style-name="T7_83">at</text:span><text:span text:style-name="T7_84"><text:s/></text:span><text:span text:style-name="T7_85">all</text:span><text:span text:style-name="T7_86"><text:s/></text:span><text:span text:style-name="T7_87">levels</text:span><text:span text:style-name="T7_88"><text:s/></text:span><text:span text:style-name="T7_89">of</text:span><text:span text:style-name="T7_90"><text:s/></text:span><text:span text:style-name="T7_91">seniority</text:span><text:span text:style-name="T7_92">.<text:s/></text:span></text:p>
      <text:p text:style-name="P8"/>
      <text:p text:style-name="P9"><text:span text:style-name="T9_1">The</text:span><text:span text:style-name="T9_2"><text:s/></text:span><text:span text:style-name="T9_3">main</text:span><text:span text:style-name="T9_4"><text:s/></text:span><text:span text:style-name="T9_5">responsibilities</text:span><text:span text:style-name="T9_6"><text:s/></text:span><text:span text:style-name="T9_7">of</text:span><text:span text:style-name="T9_8"><text:s/></text:span><text:span text:style-name="T9_9">the</text:span><text:span text:style-name="T9_10"><text:s/></text:span><text:span text:style-name="T9_11">post</text:span><text:span text:style-name="T9_12"><text:s/></text:span><text:span text:style-name="T9_13">are</text:span><text:span text:style-name="T9_14">:</text:span></text:p>
      <text:p text:style-name="P10"/>
      <text:list text:style-name="LS1" xml:id="list0">
        <text:list-item>
          <text:p text:style-name="P11"><text:span text:style-name="T11_1">Provide</text:span><text:span text:style-name="T11_2"><text:s/></text:span><text:span text:style-name="T11_3">hands</text:span><text:span text:style-name="T11_4">-</text:span><text:span text:style-name="T11_5">on</text:span><text:span text:style-name="T11_6"><text:s/></text:span><text:span text:style-name="T11_7">technical</text:span><text:span text:style-name="T11_8"><text:s/></text:span><text:span text:style-name="T11_9">leadership</text:span><text:span text:style-name="T11_10">,<text:s/></text:span><text:span text:style-name="T11_11">in</text:span><text:span text:style-name="T11_12"><text:s/></text:span><text:span text:style-name="T11_13">the</text:span><text:span text:style-name="T11_14"><text:s/></text:span><text:span text:style-name="T11_15">development</text:span><text:span text:style-name="T11_16">,<text:s/></text:span><text:span text:style-name="T11_17">operation</text:span><text:span text:style-name="T11_18"><text:s/></text:span><text:span text:style-name="T11_19">and</text:span><text:span text:style-name="T11_20"><text:s/></text:span><text:span text:style-name="T11_21">ongoing</text:span><text:span text:style-name="T11_22"><text:s/></text:span><text:span text:style-name="T11_23">improvement</text:span><text:span text:style-name="T11_24"><text:s/></text:span><text:span text:style-name="T11_25">of</text:span><text:span text:style-name="T11_26"><text:s/></text:span><text:span text:style-name="T11_27">complex</text:span><text:span text:style-name="T11_28">,<text:s/></text:span><text:span text:style-name="T11_29">transformational</text:span><text:span text:style-name="T11_30"><text:s/></text:span><text:span text:style-name="T11_31">digital</text:span><text:span text:style-name="T11_32"><text:s/></text:span><text:span text:style-name="T11_33">services</text:span><text:span text:style-name="T11_34"><text:s/></text:span><text:span text:style-name="T11_35">serving</text:span><text:span text:style-name="T11_36"><text:s/></text:span><text:span text:style-name="T11_37">millions</text:span><text:span text:style-name="T11_38"><text:s/></text:span><text:span text:style-name="T11_39">of</text:span><text:span text:style-name="T11_40"><text:s/></text:span><text:span text:style-name="T11_41">users</text:span><text:span text:style-name="T11_42">.</text:span></text:p>
        </text:list-item>
        <text:list-item>
          <text:p text:style-name="P12"><text:span text:style-name="T12_1">Work</text:span><text:span text:style-name="T12_2"><text:s/></text:span><text:span text:style-name="T12_3">with</text:span><text:span text:style-name="T12_4"><text:s/></text:span><text:span text:style-name="T12_5">product</text:span><text:span text:style-name="T12_6"><text:s/></text:span><text:span text:style-name="T12_7">managers</text:span><text:span text:style-name="T12_8"><text:s/></text:span><text:span text:style-name="T12_9">to</text:span><text:span text:style-name="T12_10"><text:s/></text:span><text:span text:style-name="T12_11">understand</text:span><text:span text:style-name="T12_12"><text:s/></text:span><text:span text:style-name="T12_13">user</text:span><text:span text:style-name="T12_14"><text:s/></text:span><text:span text:style-name="T12_15">needs</text:span><text:span text:style-name="T12_16"><text:s/></text:span><text:span text:style-name="T12_17">for</text:span><text:span text:style-name="T12_18"><text:s/></text:span><text:span text:style-name="T12_19">new</text:span><text:span text:style-name="T12_20"><text:s/></text:span><text:span text:style-name="T12_21">and</text:span><text:span text:style-name="T12_22"><text:s/></text:span><text:span text:style-name="T12_23">existing</text:span><text:span text:style-name="T12_24"><text:s/></text:span><text:span text:style-name="T12_25">services</text:span><text:span text:style-name="T12_26">.</text:span></text:p>
        </text:list-item>
        <text:list-item>
          <text:p text:style-name="P13"><text:span text:style-name="T13_1">Act</text:span><text:span text:style-name="T13_2"><text:s/></text:span><text:span text:style-name="T13_3">as</text:span><text:span text:style-name="T13_4"><text:s/></text:span><text:span text:style-name="T13_5">the</text:span><text:span text:style-name="T13_6"><text:s/></text:span><text:span text:style-name="T13_7">technical</text:span><text:span text:style-name="T13_8"><text:s/></text:span><text:span text:style-name="T13_9">authority</text:span><text:span text:style-name="T13_10"><text:s/></text:span><text:span text:style-name="T13_11">in</text:span><text:span text:style-name="T13_12"><text:s/></text:span><text:span text:style-name="T13_13">prospective</text:span><text:span text:style-name="T13_14">,<text:s/></text:span><text:span text:style-name="T13_15">information</text:span><text:span text:style-name="T13_16"><text:s/></text:span><text:span text:style-name="T13_17">gathering</text:span><text:span text:style-name="T13_18"><text:s/></text:span><text:span text:style-name="T13_19">and</text:span><text:span text:style-name="T13_20"><text:s/></text:span><text:span text:style-name="T13_21">scene</text:span><text:span text:style-name="T13_22"><text:s/></text:span><text:span text:style-name="T13_23">setting</text:span><text:span text:style-name="T13_24"><text:s/></text:span><text:span text:style-name="T13_25">meetings</text:span><text:span text:style-name="T13_26"><text:s/></text:span><text:span text:style-name="T13_27">with</text:span><text:span text:style-name="T13_28"><text:s/></text:span><text:span text:style-name="T13_29">other</text:span><text:span text:style-name="T13_30"><text:s/></text:span><text:span text:style-name="T13_31">government</text:span><text:span text:style-name="T13_32"><text:s/></text:span><text:span text:style-name="T13_33">departments</text:span><text:span text:style-name="T13_34">,<text:s/></text:span><text:span text:style-name="T13_35">evaluate</text:span><text:span text:style-name="T13_36"><text:s/></text:span><text:span text:style-name="T13_37">technical</text:span><text:span text:style-name="T13_38"><text:s/></text:span><text:span text:style-name="T13_39">proposals</text:span><text:span text:style-name="T13_40"><text:s/></text:span><text:span text:style-name="T13_41">from</text:span><text:span text:style-name="T13_42"><text:s/></text:span><text:span text:style-name="T13_43">external</text:span><text:span text:style-name="T13_44"><text:s/></text:span><text:span text:style-name="T13_45">suppliers</text:span><text:span text:style-name="T13_46">,<text:s/></text:span><text:span text:style-name="T13_47">and</text:span><text:span text:style-name="T13_48"><text:s/></text:span><text:span text:style-name="T13_49">make</text:span><text:span text:style-name="T13_50"><text:s/></text:span><text:span text:style-name="T13_51">implementation</text:span><text:span text:style-name="T13_52"><text:s/></text:span><text:span text:style-name="T13_53">recommendations</text:span><text:span text:style-name="T13_54"><text:s/></text:span><text:span text:style-name="T13_55">to</text:span><text:span text:style-name="T13_56"><text:s/></text:span><text:span text:style-name="T13_57">senior</text:span><text:span text:style-name="T13_58"><text:s/></text:span><text:span text:style-name="T13_59">stakeholders</text:span><text:span text:style-name="T13_60">.</text:span></text:p>
        </text:list-item>
        <text:list-item>
          <text:p text:style-name="P14"><text:span text:style-name="T14_1">Work</text:span><text:span text:style-name="T14_2"><text:s/></text:span><text:span text:style-name="T14_3">with</text:span><text:span text:style-name="T14_4"><text:s/></text:span><text:span text:style-name="T14_5">delivery</text:span><text:span text:style-name="T14_6"><text:s/></text:span><text:span text:style-name="T14_7">teams</text:span><text:span text:style-name="T14_8"><text:s/></text:span><text:span text:style-name="T14_9">and</text:span><text:span text:style-name="T14_10"><text:s/></text:span><text:span text:style-name="T14_11">partners</text:span><text:span text:style-name="T14_12"><text:s/></text:span><text:span text:style-name="T14_13">to</text:span><text:span text:style-name="T14_14"><text:s/></text:span><text:span text:style-name="T14_15">break</text:span><text:span text:style-name="T14_16"><text:s/></text:span><text:span text:style-name="T14_17">technical</text:span><text:span text:style-name="T14_18"><text:s/></text:span><text:span text:style-name="T14_19">requirements</text:span><text:span text:style-name="T14_20"><text:s/></text:span><text:span text:style-name="T14_21">down</text:span><text:span text:style-name="T14_22"><text:s/></text:span><text:span text:style-name="T14_23">into</text:span><text:span text:style-name="T14_24"><text:s/></text:span><text:span text:style-name="T14_25">appropriate</text:span><text:span text:style-name="T14_26"><text:s/></text:span><text:span text:style-name="T14_27">pieces</text:span><text:span text:style-name="T14_28">,<text:s/></text:span><text:span text:style-name="T14_29">and</text:span><text:span text:style-name="T14_30"><text:s/></text:span><text:span text:style-name="T14_31">to</text:span><text:span text:style-name="T14_32"><text:s/></text:span><text:span text:style-name="T14_33">identify</text:span><text:span text:style-name="T14_34"><text:s/></text:span><text:span text:style-name="T14_35">key</text:span><text:span text:style-name="T14_36"><text:s/></text:span><text:span text:style-name="T14_37">API</text:span><text:span text:style-name="T14_38"><text:s/></text:span><text:span text:style-name="T14_39">requirements</text:span><text:span text:style-name="T14_40"><text:s/></text:span><text:span text:style-name="T14_41">for</text:span><text:span text:style-name="T14_42"><text:s/></text:span><text:span text:style-name="T14_43">integration</text:span><text:span text:style-name="T14_44"><text:s/></text:span><text:span text:style-name="T14_45">with</text:span><text:span text:style-name="T14_46"><text:s/></text:span><text:span text:style-name="T14_47">internal</text:span><text:span text:style-name="T14_48"><text:s/></text:span><text:span text:style-name="T14_49">and</text:span><text:span text:style-name="T14_50"><text:s/></text:span><text:span text:style-name="T14_51">external</text:span><text:span text:style-name="T14_52"><text:s/></text:span><text:span text:style-name="T14_53">systems</text:span><text:span text:style-name="T14_54">.</text:span></text:p>
        </text:list-item>
        <text:list-item>
          <text:p text:style-name="P15"><text:span text:style-name="T15_1">Lead</text:span><text:span text:style-name="T15_2"><text:s/></text:span><text:span text:style-name="T15_3">the</text:span><text:span text:style-name="T15_4"><text:s/></text:span><text:span text:style-name="T15_5">rapid</text:span><text:span text:style-name="T15_6"><text:s/></text:span><text:span text:style-name="T15_7">development</text:span><text:span text:style-name="T15_8"><text:s/></text:span><text:span text:style-name="T15_9">of</text:span><text:span text:style-name="T15_10"><text:s/></text:span><text:span text:style-name="T15_11">user</text:span><text:span text:style-name="T15_12">-</text:span><text:span text:style-name="T15_13">driven</text:span><text:span text:style-name="T15_14"><text:s/></text:span><text:span text:style-name="T15_15">prototypes</text:span><text:span text:style-name="T15_16"><text:s/></text:span><text:span text:style-name="T15_17">to</text:span><text:span text:style-name="T15_18"><text:s/></text:span><text:span text:style-name="T15_19">identify</text:span><text:span text:style-name="T15_20"><text:s/></text:span><text:span text:style-name="T15_21">technical</text:span><text:span text:style-name="T15_22"><text:s/></text:span><text:span text:style-name="T15_23">options</text:span><text:span text:style-name="T15_24"><text:s/></text:span><text:span text:style-name="T15_25">and</text:span><text:span text:style-name="T15_26"><text:s/></text:span><text:span text:style-name="T15_27">inform</text:span><text:span text:style-name="T15_28"><text:s/></text:span><text:span text:style-name="T15_29">architectural</text:span><text:span text:style-name="T15_30"><text:s/></text:span><text:span text:style-name="T15_31">approaches</text:span><text:span text:style-name="T15_32">,<text:s/></text:span><text:span text:style-name="T15_33">working</text:span><text:span text:style-name="T15_34"><text:s/></text:span><text:span text:style-name="T15_35">with</text:span><text:span text:style-name="T15_36"><text:s/></text:span><text:span text:style-name="T15_37">colleagues</text:span><text:span text:style-name="T15_38"><text:s/></text:span><text:span text:style-name="T15_39">and</text:span><text:span text:style-name="T15_40"><text:s/></text:span><text:span text:style-name="T15_41">supplier</text:span><text:span text:style-name="T15_42"><text:s/></text:span><text:span text:style-name="T15_43">team</text:span><text:span text:style-name="T15_44"><text:s/></text:span><text:span text:style-name="T15_45">members</text:span><text:span text:style-name="T15_46"><text:s/></text:span><text:span text:style-name="T15_47">to</text:span><text:span text:style-name="T15_48"><text:s/></text:span><text:span text:style-name="T15_49">write</text:span><text:span text:style-name="T15_50"><text:s/></text:span><text:span text:style-name="T15_51">tests</text:span><text:span text:style-name="T15_52">,<text:s/></text:span><text:span text:style-name="T15_53">code</text:span><text:span text:style-name="T15_54"><text:s/></text:span><text:span text:style-name="T15_55">and</text:span><text:span text:style-name="T15_56"><text:s/></text:span><text:span text:style-name="T15_57">documentation</text:span><text:span text:style-name="T15_58"><text:s/></text:span><text:span text:style-name="T15_59">for</text:span><text:span text:style-name="T15_60"><text:s/></text:span><text:span text:style-name="T15_61">new</text:span><text:span text:style-name="T15_62"><text:s/></text:span><text:span text:style-name="T15_63">and</text:span><text:span text:style-name="T15_64"><text:s/></text:span><text:span text:style-name="T15_65">existing</text:span><text:span text:style-name="T15_66"><text:s/></text:span><text:span text:style-name="T15_67">systems</text:span><text:span text:style-name="T15_68">.</text:span></text:p>
        </text:list-item>
        <text:list-item>
          <text:p text:style-name="P16"><text:span text:style-name="T16_1">Ensure</text:span><text:span text:style-name="T16_2"><text:s/></text:span><text:span text:style-name="T16_3">that</text:span><text:span text:style-name="T16_4"><text:s/></text:span><text:span text:style-name="T16_5">new</text:span><text:span text:style-name="T16_6"><text:s/></text:span><text:span text:style-name="T16_7">and</text:span><text:span text:style-name="T16_8"><text:s/></text:span><text:span text:style-name="T16_9">updated</text:span><text:span text:style-name="T16_10"><text:s/></text:span><text:span text:style-name="T16_11">platforms</text:span><text:span text:style-name="T16_12">,<text:s/></text:span><text:span text:style-name="T16_13">products</text:span><text:span text:style-name="T16_14"><text:s/></text:span><text:span text:style-name="T16_15">and</text:span><text:span text:style-name="T16_16"><text:s/></text:span><text:span text:style-name="T16_17">transactions</text:span><text:span text:style-name="T16_18"><text:s/></text:span><text:span text:style-name="T16_19">are</text:span><text:span text:style-name="T16_20"><text:s/></text:span><text:span text:style-name="T16_21">thoroughly</text:span><text:span text:style-name="T16_22"><text:s/></text:span><text:span text:style-name="T16_23">tested</text:span><text:span text:style-name="T16_24"><text:s/></text:span><text:span text:style-name="T16_25">for</text:span><text:span text:style-name="T16_26"><text:s/></text:span><text:span text:style-name="T16_27">performance</text:span><text:span text:style-name="T16_28">,<text:s/></text:span><text:span text:style-name="T16_29">are</text:span><text:span text:style-name="T16_30"><text:s/></text:span><text:span text:style-name="T16_31">able</text:span><text:span text:style-name="T16_32"><text:s/></text:span><text:span text:style-name="T16_33">to</text:span><text:span text:style-name="T16_34"><text:s/></text:span><text:span text:style-name="T16_35">handle</text:span><text:span text:style-name="T16_36"><text:s/></text:span><text:span text:style-name="T16_37">specified</text:span><text:span text:style-name="T16_38"><text:s/></text:span><text:span text:style-name="T16_39">load</text:span><text:span text:style-name="T16_40">,<text:s/></text:span><text:span text:style-name="T16_41">and</text:span><text:span text:style-name="T16_42"><text:s/></text:span><text:span text:style-name="T16_43">can</text:span><text:span text:style-name="T16_44"><text:s/></text:span><text:span text:style-name="T16_45">be</text:span><text:span text:style-name="T16_46"><text:s/></text:span><text:span text:style-name="T16_47">maintained</text:span><text:span text:style-name="T16_48"><text:s/></text:span><text:span text:style-name="T16_49">over</text:span><text:span text:style-name="T16_50"><text:s/></text:span><text:span text:style-name="T16_51">the</text:span><text:span text:style-name="T16_52"><text:s/></text:span><text:span text:style-name="T16_53">long</text:span><text:span text:style-name="T16_54">-</text:span><text:span text:style-name="T16_55">term</text:span><text:span text:style-name="T16_56">.</text:span></text:p>
        </text:list-item>
        <text:list-item>
          <text:p text:style-name="P17"><text:span text:style-name="T17_1">Work</text:span><text:span text:style-name="T17_2"><text:s/></text:span><text:span text:style-name="T17_3">with</text:span><text:span text:style-name="T17_4"><text:s/></text:span><text:span text:style-name="T17_5">external</text:span><text:span text:style-name="T17_6"><text:s/></text:span><text:span text:style-name="T17_7">suppliers</text:span><text:span text:style-name="T17_8"><text:s/></text:span><text:span text:style-name="T17_9">to</text:span><text:span text:style-name="T17_10"><text:s/></text:span><text:span text:style-name="T17_11">ensure</text:span><text:span text:style-name="T17_12"><text:s/></text:span><text:span text:style-name="T17_13">that</text:span><text:span text:style-name="T17_14"><text:s/></text:span><text:span text:style-name="T17_15">their</text:span><text:span text:style-name="T17_16"><text:s/></text:span><text:span text:style-name="T17_17">system</text:span><text:span text:style-name="T17_18"><text:s/></text:span><text:span text:style-name="T17_19">architectures</text:span><text:span text:style-name="T17_20"><text:s/></text:span><text:span text:style-name="T17_21">are</text:span><text:span text:style-name="T17_22"><text:s/></text:span><text:span text:style-name="T17_23">robust</text:span><text:span text:style-name="T17_24">,<text:s/></text:span><text:span text:style-name="T17_25">scalable</text:span><text:span text:style-name="T17_26">,<text:s/></text:span><text:span text:style-name="T17_27">open</text:span><text:span text:style-name="T17_28"><text:s/></text:span><text:span text:style-name="T17_29">and</text:span><text:span text:style-name="T17_30"><text:s/></text:span><text:span text:style-name="T17_31">secure</text:span><text:span text:style-name="T17_32">,<text:s/></text:span><text:span text:style-name="T17_33">with</text:span><text:span text:style-name="T17_34"><text:s/></text:span><text:span text:style-name="T17_35">appropriate</text:span><text:span text:style-name="T17_36"><text:s/></text:span><text:span text:style-name="T17_37">overall</text:span><text:span text:style-name="T17_38"><text:s/></text:span><text:span text:style-name="T17_39">system</text:span><text:span text:style-name="T17_40"><text:s/></text:span><text:span text:style-name="T17_41">design</text:span><text:span text:style-name="T17_42"><text:s/></text:span><text:span text:style-name="T17_43">and</text:span><text:span text:style-name="T17_44"><text:s/></text:span><text:span text:style-name="T17_45">integration</text:span><text:span text:style-name="T17_46"><text:s/></text:span><text:span text:style-name="T17_47">points</text:span><text:span text:style-name="T17_48">/</text:span><text:span text:style-name="T17_49">APIs</text:span><text:span text:style-name="T17_50">,<text:s/></text:span><text:span text:style-name="T17_51">to</text:span><text:span text:style-name="T17_52"><text:s/></text:span><text:span text:style-name="T17_53">deliver</text:span><text:span text:style-name="T17_54"><text:s/></text:span><text:span text:style-name="T17_55">a</text:span><text:span text:style-name="T17_56"><text:s/></text:span><text:span text:style-name="T17_57">high</text:span><text:span text:style-name="T17_58"><text:s/></text:span><text:span text:style-name="T17_59">quality</text:span><text:span text:style-name="T17_60"><text:s/></text:span><text:span text:style-name="T17_61">user</text:span><text:span text:style-name="T17_62"><text:s/></text:span><text:span text:style-name="T17_63">experience</text:span><text:span text:style-name="T17_64">.</text:span></text:p>
        </text:list-item>
        <text:list-item>
          <text:p text:style-name="P18"><text:span text:style-name="T18_1">Advise</text:span><text:span text:style-name="T18_2"><text:s/></text:span><text:span text:style-name="T18_3">on</text:span><text:span text:style-name="T18_4">,<text:s/></text:span><text:span text:style-name="T18_5">manage</text:span><text:span text:style-name="T18_6"><text:s/></text:span><text:span text:style-name="T18_7">and</text:span><text:span text:style-name="T18_8"><text:s/></text:span><text:span text:style-name="T18_9">implement</text:span><text:span text:style-name="T18_10"><text:s/></text:span><text:span text:style-name="T18_11">agile</text:span><text:span text:style-name="T18_12"><text:s/></text:span><text:span text:style-name="T18_13">delivery</text:span><text:span text:style-name="T18_14"><text:s/></text:span><text:span text:style-name="T18_15">projects</text:span><text:span text:style-name="T18_16"><text:s/></text:span><text:span text:style-name="T18_17">within</text:span><text:span text:style-name="T18_18"><text:s/></text:span><text:span text:style-name="T18_19">government</text:span><text:span text:style-name="T18_20"><text:s/></text:span><text:span text:style-name="T18_21">departments</text:span><text:span text:style-name="T18_22">,<text:s/></text:span><text:span text:style-name="T18_23">providing</text:span><text:span text:style-name="T18_24"><text:s/></text:span><text:span text:style-name="T18_25">guidance</text:span><text:span text:style-name="T18_26">,<text:s/></text:span><text:span text:style-name="T18_27">mentoring</text:span><text:span text:style-name="T18_28"><text:s/></text:span><text:span text:style-name="T18_29">and</text:span><text:span text:style-name="T18_30"><text:s/></text:span><text:span text:style-name="T18_31">training</text:span><text:span text:style-name="T18_32"><text:s/></text:span><text:span text:style-name="T18_33">in</text:span><text:span text:style-name="T18_34"><text:s/></text:span><text:span text:style-name="T18_35">agile</text:span><text:span text:style-name="T18_36"><text:s/></text:span><text:span text:style-name="T18_37">technical</text:span><text:span text:style-name="T18_38"><text:s/></text:span><text:span text:style-name="T18_39">delivery</text:span><text:span text:style-name="T18_40"><text:s/></text:span><text:span text:style-name="T18_41">and</text:span><text:span text:style-name="T18_42"><text:s/></text:span><text:span text:style-name="T18_43">evolutionary</text:span><text:span text:style-name="T18_44"><text:s/></text:span><text:span text:style-name="T18_45">software</text:span><text:span text:style-name="T18_46"><text:s/></text:span><text:span text:style-name="T18_47">architecture</text:span><text:span text:style-name="T18_48"><text:s/></text:span><text:span text:style-name="T18_49">to</text:span><text:span text:style-name="T18_50"><text:s/></text:span><text:span text:style-name="T18_51">government</text:span><text:span text:style-name="T18_52"><text:s/></text:span><text:span text:style-name="T18_53">departments</text:span><text:span text:style-name="T18_54"><text:s/></text:span><text:span text:style-name="T18_55">and</text:span><text:span text:style-name="T18_56"><text:s/></text:span><text:span text:style-name="T18_57">agencies</text:span><text:span text:style-name="T18_58">.</text:span></text:p>
        </text:list-item>
        <text:list-item>
          <text:p text:style-name="P19"><text:span text:style-name="T19_1">Provide</text:span><text:span text:style-name="T19_2"><text:s/></text:span><text:span text:style-name="T19_3">mentorship</text:span><text:span text:style-name="T19_4"><text:s/></text:span><text:span text:style-name="T19_5">and</text:span><text:span text:style-name="T19_6">/</text:span><text:span text:style-name="T19_7">or</text:span><text:span text:style-name="T19_8"><text:s/></text:span><text:span text:style-name="T19_9">line</text:span><text:span text:style-name="T19_10"><text:s/></text:span><text:span text:style-name="T19_11">management</text:span><text:span text:style-name="T19_12"><text:s/></text:span><text:span text:style-name="T19_13">for</text:span><text:span text:style-name="T19_14"><text:s/></text:span><text:span text:style-name="T19_15">software</text:span><text:span text:style-name="T19_16"><text:s/></text:span><text:span text:style-name="T19_17">developers</text:span><text:span text:style-name="T19_18"><text:s/></text:span><text:span text:style-name="T19_19">and</text:span><text:span text:style-name="T19_20"><text:s/></text:span><text:span text:style-name="T19_21">junior</text:span><text:span text:style-name="T19_22"><text:s/></text:span><text:span text:style-name="T19_23">software</text:span><text:span text:style-name="T19_24"><text:s/></text:span><text:span text:style-name="T19_25">developers</text:span><text:span text:style-name="T19_26"><text:s/></text:span></text:p>
        </text:list-item>
        <text:list-item>
          <text:p text:style-name="P20"><text:span text:style-name="T20_1">Assist</text:span><text:span text:style-name="T20_2"><text:s/></text:span><text:span text:style-name="T20_3">with</text:span><text:span text:style-name="T20_4"><text:s/></text:span><text:span text:style-name="T20_5">building</text:span><text:span text:style-name="T20_6"><text:s/></text:span><text:span text:style-name="T20_7">a</text:span><text:span text:style-name="T20_8"><text:s/></text:span><text:span text:style-name="T20_9">culture</text:span><text:span text:style-name="T20_10"><text:s/></text:span><text:span text:style-name="T20_11">of</text:span><text:span text:style-name="T20_12"><text:s/></text:span><text:span text:style-name="T20_13">continuous</text:span><text:span text:style-name="T20_14"><text:s/></text:span><text:span text:style-name="T20_15">delivery</text:span><text:span text:style-name="T20_16"><text:s/></text:span><text:span text:style-name="T20_17">and</text:span><text:span text:style-name="T20_18"><text:s/></text:span><text:span text:style-name="T20_19">improvement</text:span><text:span text:style-name="T20_20">,<text:s/></text:span><text:span text:style-name="T20_21">ensuring</text:span><text:span text:style-name="T20_22"><text:s/></text:span><text:span text:style-name="T20_23">that</text:span><text:span text:style-name="T20_24"><text:s/></text:span><text:span text:style-name="T20_25">key</text:span><text:span text:style-name="T20_26"><text:s/></text:span><text:span text:style-name="T20_27">systems</text:span><text:span text:style-name="T20_28"><text:s/></text:span><text:span text:style-name="T20_29">are</text:span><text:span text:style-name="T20_30"><text:s/></text:span><text:span text:style-name="T20_31">regularly</text:span><text:span text:style-name="T20_32"><text:s/></text:span><text:span text:style-name="T20_33">analysed</text:span><text:span text:style-name="T20_34">,<text:s/></text:span><text:span text:style-name="T20_35">maintained</text:span><text:span text:style-name="T20_36"><text:s/></text:span><text:span text:style-name="T20_37">and</text:span><text:span text:style-name="T20_38"><text:s/></text:span><text:span text:style-name="T20_39">improved</text:span><text:span text:style-name="T20_40">.</text:span></text:p>
        </text:list-item>
      </text:list>
      <text:h text:style-name="P21" text:outline-level="10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h text:style-name="P29" text:outline-level="10"><text:span text:style-name="T29_1">PERSON</text:span><text:span text:style-name="T29_2"><text:s/></text:span><text:span text:style-name="T29_3">SPECIFICATION</text:span><text:span text:style-name="T29_4"><text:s/>-<text:s/></text:span><text:span text:style-name="T29_5">COMPETENCES</text:span><text:span text:style-name="T29_6">/</text:span><text:span text:style-name="T29_7">SKILLS</text:span><text:span text:style-name="T29_8"><text:s/></text:span><text:span text:style-name="T29_9">REQUIRED</text:span></text:h>
      <text:p text:style-name="P30"/>
      <text:p text:style-name="P31"/>
      <text:p text:style-name="P32"><text:span text:style-name="T32_1">SETTING</text:span><text:span text:style-name="T32_2"><text:s/></text:span><text:span text:style-name="T32_3">DIRECTION</text:span></text:p>
      <text:p text:style-name="P33"/>
      <text:p text:style-name="P34"><text:span text:style-name="T34_1">Changing</text:span><text:span text:style-name="T34_2"><text:s/></text:span><text:span text:style-name="T34_3">and</text:span><text:span text:style-name="T34_4"><text:s/></text:span><text:span text:style-name="T34_5">Improving</text:span></text:p>
      <text:p text:style-name="P35"/>
      <text:p text:style-name="P36"><text:span text:style-name="T36_1">Essential</text:span></text:p>
      <text:list text:style-name="LS2" xml:id="list10">
        <text:list-item>
          <text:p text:style-name="P37"><text:span text:style-name="T37_1">Understand</text:span><text:span text:style-name="T37_2"><text:s/></text:span><text:span text:style-name="T37_3">and</text:span><text:span text:style-name="T37_4"><text:s/></text:span><text:span text:style-name="T37_5">identify</text:span><text:span text:style-name="T37_6"><text:s/></text:span><text:span text:style-name="T37_7">the</text:span><text:span text:style-name="T37_8"><text:s/></text:span><text:span text:style-name="T37_9">role</text:span><text:span text:style-name="T37_10"><text:s/></text:span><text:span text:style-name="T37_11">of</text:span><text:span text:style-name="T37_12"><text:s/></text:span><text:span text:style-name="T37_13">technology</text:span><text:span text:style-name="T37_14"><text:s/></text:span><text:span text:style-name="T37_15">in</text:span><text:span text:style-name="T37_16"><text:s/></text:span><text:span text:style-name="T37_17">public</text:span><text:span text:style-name="T37_18"><text:s/></text:span><text:span text:style-name="T37_19">service</text:span><text:span text:style-name="T37_20"><text:s/></text:span><text:span text:style-name="T37_21">delivery</text:span><text:span text:style-name="T37_22"><text:s/></text:span><text:span text:style-name="T37_23">and</text:span><text:span text:style-name="T37_24"><text:s/></text:span><text:span text:style-name="T37_25">policy</text:span><text:span text:style-name="T37_26"><text:s/></text:span><text:span text:style-name="T37_27">implementation</text:span></text:p>
        </text:list-item>
        <text:list-item>
          <text:p text:style-name="P38"><text:span text:style-name="T38_1">Effectively</text:span><text:span text:style-name="T38_2"><text:s/></text:span><text:span text:style-name="T38_3">capture</text:span><text:span text:style-name="T38_4">,<text:s/></text:span><text:span text:style-name="T38_5">utilise</text:span><text:span text:style-name="T38_6"><text:s/></text:span><text:span text:style-name="T38_7">and</text:span><text:span text:style-name="T38_8"><text:s/></text:span><text:span text:style-name="T38_9">share</text:span><text:span text:style-name="T38_10"><text:s/></text:span><text:span text:style-name="T38_11">customer</text:span><text:span text:style-name="T38_12"><text:s/></text:span><text:span text:style-name="T38_13">insight</text:span><text:span text:style-name="T38_14"><text:s/></text:span><text:span text:style-name="T38_15">and</text:span><text:span text:style-name="T38_16"><text:s/></text:span><text:span text:style-name="T38_17">views</text:span><text:span text:style-name="T38_18"><text:s/></text:span><text:span text:style-name="T38_19">from</text:span><text:span text:style-name="T38_20"><text:s/></text:span><text:span text:style-name="T38_21">a</text:span><text:span text:style-name="T38_22"><text:s/></text:span><text:span text:style-name="T38_23">diverse</text:span><text:span text:style-name="T38_24"><text:s/></text:span><text:span text:style-name="T38_25">range</text:span><text:span text:style-name="T38_26"><text:s/></text:span><text:span text:style-name="T38_27">of</text:span><text:span text:style-name="T38_28"><text:s/></text:span><text:span text:style-name="T38_29">stakeholders</text:span><text:span text:style-name="T38_30"><text:s/></text:span><text:span text:style-name="T38_31">to</text:span><text:span text:style-name="T38_32"><text:s/></text:span><text:span text:style-name="T38_33">ensure</text:span><text:span text:style-name="T38_34"><text:s/></text:span><text:span text:style-name="T38_35">better</text:span><text:span text:style-name="T38_36"><text:s/></text:span><text:span text:style-name="T38_37">policy</text:span><text:span text:style-name="T38_38"><text:s/></text:span><text:span text:style-name="T38_39">and</text:span><text:span text:style-name="T38_40"><text:s/></text:span><text:span text:style-name="T38_41">delivery</text:span><text:span text:style-name="T38_42"><text:s/></text:span></text:p>
        </text:list-item>
        <text:list-item>
          <text:p text:style-name="P39"><text:span text:style-name="T39_1">Spot</text:span><text:span text:style-name="T39_2"><text:s/></text:span><text:span text:style-name="T39_3">warning</text:span><text:span text:style-name="T39_4"><text:s/></text:span><text:span text:style-name="T39_5">signs</text:span><text:span text:style-name="T39_6"><text:s/></text:span><text:span text:style-name="T39_7">of</text:span><text:span text:style-name="T39_8"><text:s/></text:span><text:span text:style-name="T39_9">things</text:span><text:span text:style-name="T39_10"><text:s/></text:span><text:span text:style-name="T39_11">going</text:span><text:span text:style-name="T39_12"><text:s/></text:span><text:span text:style-name="T39_13">wrong</text:span><text:span text:style-name="T39_14"><text:s/></text:span><text:span text:style-name="T39_15">and</text:span><text:span text:style-name="T39_16"><text:s/></text:span><text:span text:style-name="T39_17">provide</text:span><text:span text:style-name="T39_18"><text:s/></text:span><text:span text:style-name="T39_19">a</text:span><text:span text:style-name="T39_20"><text:s/></text:span><text:span text:style-name="T39_21">decisive</text:span><text:span text:style-name="T39_22"><text:s/></text:span><text:span text:style-name="T39_23">response</text:span><text:span text:style-name="T39_24"><text:s/></text:span><text:span text:style-name="T39_25">to</text:span><text:span text:style-name="T39_26"><text:s/></text:span><text:span text:style-name="T39_27">significant</text:span><text:span text:style-name="T39_28"><text:s/></text:span><text:span text:style-name="T39_29">delivery</text:span><text:span text:style-name="T39_30"><text:s/></text:span><text:span text:style-name="T39_31">challenges</text:span><text:span text:style-name="T39_32"><text:s/></text:span></text:p>
        </text:list-item>
      </text:list>
      <text:p text:style-name="P40"/>
      <text:p text:style-name="P41"/>
      <text:p text:style-name="P42"><text:span text:style-name="T42_1">Making</text:span><text:span text:style-name="T42_2"><text:s/></text:span><text:span text:style-name="T42_3">Effective</text:span><text:span text:style-name="T42_4"><text:s/></text:span><text:span text:style-name="T42_5">Decisions</text:span></text:p>
      <text:p text:style-name="P43"/>
      <text:p text:style-name="P44"><text:span text:style-name="T44_1">Essential</text:span></text:p>
      <text:list text:style-name="LS3" xml:id="list13">
        <text:list-item>
          <text:p text:style-name="P45"><text:span text:style-name="T45_1">Push</text:span><text:span text:style-name="T45_2"><text:s/></text:span><text:span text:style-name="T45_3">decision</text:span><text:span text:style-name="T45_4"><text:s/></text:span><text:span text:style-name="T45_5">making</text:span><text:span text:style-name="T45_6"><text:s/></text:span><text:span text:style-name="T45_7">to</text:span><text:span text:style-name="T45_8"><text:s/></text:span><text:span text:style-name="T45_9">the</text:span><text:span text:style-name="T45_10"><text:s/></text:span><text:span text:style-name="T45_11">right</text:span><text:span text:style-name="T45_12"><text:s/></text:span><text:span text:style-name="T45_13">level</text:span><text:span text:style-name="T45_14"><text:s/></text:span><text:span text:style-name="T45_15">within</text:span><text:span text:style-name="T45_16"><text:s/></text:span><text:span text:style-name="T45_17">their</text:span><text:span text:style-name="T45_18"><text:s/></text:span><text:span text:style-name="T45_19">teams</text:span><text:span text:style-name="T45_20">,<text:s/></text:span><text:span text:style-name="T45_21">not</text:span><text:span text:style-name="T45_22"><text:s/></text:span><text:span text:style-name="T45_23">allow</text:span><text:span text:style-name="T45_24"><text:s/></text:span><text:span text:style-name="T45_25">unnecessary</text:span><text:span text:style-name="T45_26"><text:s/></text:span><text:span text:style-name="T45_27">bureaucracy</text:span><text:span text:style-name="T45_28"><text:s/></text:span><text:span text:style-name="T45_29">and</text:span><text:span text:style-name="T45_30"><text:s/></text:span><text:span text:style-name="T45_31">structure</text:span><text:span text:style-name="T45_32"><text:s/></text:span><text:span text:style-name="T45_33">to</text:span><text:span text:style-name="T45_34"><text:s/></text:span><text:span text:style-name="T45_35">suppress</text:span><text:span text:style-name="T45_36"><text:s/></text:span><text:span text:style-name="T45_37">innovation</text:span><text:span text:style-name="T45_38"><text:s/></text:span><text:span text:style-name="T45_39">and</text:span><text:span text:style-name="T45_40"><text:s/></text:span><text:span text:style-name="T45_41">delivery</text:span><text:span text:style-name="T45_42"><text:s text:c="2"/></text:span></text:p>
        </text:list-item>
        <text:list-item>
          <text:p text:style-name="P46"><text:span text:style-name="T46_1">Identify</text:span><text:span text:style-name="T46_2"><text:s/></text:span><text:span text:style-name="T46_3">the</text:span><text:span text:style-name="T46_4"><text:s/></text:span><text:span text:style-name="T46_5">main</text:span><text:span text:style-name="T46_6"><text:s/></text:span><text:span text:style-name="T46_7">issues</text:span><text:span text:style-name="T46_8"><text:s/></text:span><text:span text:style-name="T46_9">in</text:span><text:span text:style-name="T46_10"><text:s/></text:span><text:span text:style-name="T46_11">complex</text:span><text:span text:style-name="T46_12"><text:s/></text:span><text:span text:style-name="T46_13">problems</text:span><text:span text:style-name="T46_14">,<text:s/></text:span><text:span text:style-name="T46_15">clarify</text:span><text:span text:style-name="T46_16"><text:s/></text:span><text:span text:style-name="T46_17">understanding</text:span><text:span text:style-name="T46_18"><text:s/></text:span><text:span text:style-name="T46_19">or</text:span><text:span text:style-name="T46_20"><text:s/></text:span><text:span text:style-name="T46_21">stakeholder</text:span><text:span text:style-name="T46_22"><text:s/></text:span><text:span text:style-name="T46_23">expectations</text:span><text:span text:style-name="T46_24">,<text:s/></text:span><text:span text:style-name="T46_25">to</text:span><text:span text:style-name="T46_26"><text:s/></text:span><text:span text:style-name="T46_27">seek</text:span><text:span text:style-name="T46_28"><text:s/></text:span><text:span text:style-name="T46_29">best</text:span><text:span text:style-name="T46_30"><text:s/></text:span><text:span text:style-name="T46_31">option</text:span><text:span text:style-name="T46_32"><text:s/></text:span></text:p>
        </text:list-item>
        <text:list-item>
          <text:p text:style-name="P47"><text:span text:style-name="T47_1">Make</text:span><text:span text:style-name="T47_2"><text:s/></text:span><text:span text:style-name="T47_3">difficult</text:span><text:span text:style-name="T47_4"><text:s/></text:span><text:span text:style-name="T47_5">decisions</text:span><text:span text:style-name="T47_6"><text:s/></text:span><text:span text:style-name="T47_7">by</text:span><text:span text:style-name="T47_8"><text:s/></text:span><text:span text:style-name="T47_9">pragmatically</text:span><text:span text:style-name="T47_10"><text:s/></text:span><text:span text:style-name="T47_11">weighing</text:span><text:span text:style-name="T47_12"><text:s/></text:span><text:span text:style-name="T47_13">the</text:span><text:span text:style-name="T47_14"><text:s/></text:span><text:span text:style-name="T47_15">complexities</text:span><text:span text:style-name="T47_16"><text:s/></text:span><text:span text:style-name="T47_17">involved</text:span><text:span text:style-name="T47_18"><text:s/></text:span><text:span text:style-name="T47_19">against</text:span><text:span text:style-name="T47_20"><text:s/></text:span><text:span text:style-name="T47_21">the</text:span><text:span text:style-name="T47_22"><text:s/></text:span><text:span text:style-name="T47_23">need</text:span><text:span text:style-name="T47_24"><text:s/></text:span><text:span text:style-name="T47_25">to</text:span><text:span text:style-name="T47_26"><text:s/></text:span><text:span text:style-name="T47_27">act</text:span></text:p>
        </text:list-item>
      </text:list>
      <text:p text:style-name="P48"/>
      <text:p text:style-name="P49"/>
      <text:p text:style-name="P50"><text:span text:style-name="T50_1">DELIVERING</text:span><text:span text:style-name="T50_2"><text:s/></text:span><text:span text:style-name="T50_3">RESULTS</text:span></text:p>
      <text:p text:style-name="P51"/>
      <text:p text:style-name="P52"><text:span text:style-name="T52_1">Delivering</text:span><text:span text:style-name="T52_2"><text:s/></text:span><text:span text:style-name="T52_3">Value</text:span><text:span text:style-name="T52_4"><text:s/></text:span><text:span text:style-name="T52_5">for</text:span><text:span text:style-name="T52_6"><text:s/></text:span><text:span text:style-name="T52_7">Money</text:span></text:p>
      <text:p text:style-name="P53"><text:span text:style-name="T53_1">Essential</text:span></text:p>
      <text:list text:style-name="LS4" xml:id="list16">
        <text:list-item>
          <text:p text:style-name="P54"><text:span text:style-name="T54_1">Balance</text:span><text:span text:style-name="T54_2"><text:s/></text:span><text:span text:style-name="T54_3">policy</text:span><text:span text:style-name="T54_4"><text:s/></text:span><text:span text:style-name="T54_5">aspiration</text:span><text:span text:style-name="T54_6"><text:s/></text:span><text:span text:style-name="T54_7">and</text:span><text:span text:style-name="T54_8"><text:s/></text:span><text:span text:style-name="T54_9">delivery</text:span><text:span text:style-name="T54_10">,<text:s/></text:span><text:span text:style-name="T54_11">outline</text:span><text:span text:style-name="T54_12"><text:s/></text:span><text:span text:style-name="T54_13">risk</text:span><text:span text:style-name="T54_14"><text:s/></text:span><text:span text:style-name="T54_15">and</text:span><text:span text:style-name="T54_16"><text:s/></text:span><text:span text:style-name="T54_17">benefits</text:span><text:span text:style-name="T54_18"><text:s/></text:span><text:span text:style-name="T54_19">of</text:span><text:span text:style-name="T54_20"><text:s/></text:span><text:span text:style-name="T54_21">different</text:span><text:span text:style-name="T54_22"><text:s/></text:span><text:span text:style-name="T54_23">options</text:span><text:span text:style-name="T54_24"><text:s/></text:span><text:span text:style-name="T54_25">to</text:span><text:span text:style-name="T54_26"><text:s/></text:span><text:span text:style-name="T54_27">achieve</text:span><text:span text:style-name="T54_28"><text:s/></text:span><text:span text:style-name="T54_29">value</text:span><text:span text:style-name="T54_30"><text:s/></text:span><text:span text:style-name="T54_31">for</text:span><text:span text:style-name="T54_32"><text:s/></text:span><text:span text:style-name="T54_33">money</text:span><text:span text:style-name="T54_34"><text:s/></text:span><text:span text:style-name="T54_35">ensuring</text:span><text:span text:style-name="T54_36"><text:s/></text:span><text:span text:style-name="T54_37">all</text:span><text:span text:style-name="T54_38"><text:s/></text:span><text:span text:style-name="T54_39">submissions</text:span><text:span text:style-name="T54_40"><text:s/></text:span><text:span text:style-name="T54_41">contain</text:span><text:span text:style-name="T54_42"><text:s/></text:span><text:span text:style-name="T54_43">appropriate</text:span><text:span text:style-name="T54_44"><text:s/></text:span><text:span text:style-name="T54_45">financial</text:span><text:span text:style-name="T54_46"><text:s/></text:span><text:span text:style-name="T54_47">information</text:span></text:p>
        </text:list-item>
        <text:list-item>
          <text:p text:style-name="P55"><text:span text:style-name="T55_1">Weigh</text:span><text:span text:style-name="T55_2"><text:s/></text:span><text:span text:style-name="T55_3">up</text:span><text:span text:style-name="T55_4"><text:s/></text:span><text:span text:style-name="T55_5">priority</text:span><text:span text:style-name="T55_6"><text:s/></text:span><text:span text:style-name="T55_7">and</text:span><text:span text:style-name="T55_8"><text:s/></text:span><text:span text:style-name="T55_9">benefits</text:span><text:span text:style-name="T55_10"><text:s/></text:span><text:span text:style-name="T55_11">of</text:span><text:span text:style-name="T55_12"><text:s/></text:span><text:span text:style-name="T55_13">different</text:span><text:span text:style-name="T55_14"><text:s/></text:span><text:span text:style-name="T55_15">actions</text:span><text:span text:style-name="T55_16"><text:s/></text:span><text:span text:style-name="T55_17">and</text:span><text:span text:style-name="T55_18"><text:s/></text:span><text:span text:style-name="T55_19">activities</text:span><text:span text:style-name="T55_20"><text:s/></text:span><text:span text:style-name="T55_21">to</text:span><text:span text:style-name="T55_22"><text:s/></text:span><text:span text:style-name="T55_23">consider</text:span><text:span text:style-name="T55_24"><text:s/></text:span><text:span text:style-name="T55_25">how</text:span><text:span text:style-name="T55_26"><text:s/></text:span><text:span text:style-name="T55_27">to</text:span><text:span text:style-name="T55_28"><text:s/></text:span><text:span text:style-name="T55_29">achieve</text:span><text:span text:style-name="T55_30"><text:s/></text:span><text:span text:style-name="T55_31">cost</text:span><text:span text:style-name="T55_32"><text:s/></text:span><text:span text:style-name="T55_33">effective</text:span><text:span text:style-name="T55_34"><text:s/></text:span><text:span text:style-name="T55_35">outcomes</text:span></text:p>
        </text:list-item>
      </text:list>
      <text:p text:style-name="P56"/>
      <text:p text:style-name="P57"/>
      <text:p text:style-name="P58"><text:span text:style-name="T58_1">Managing</text:span><text:span text:style-name="T58_2"><text:s/></text:span><text:span text:style-name="T58_3">a</text:span><text:span text:style-name="T58_4"><text:s/></text:span><text:span text:style-name="T58_5">Quality</text:span><text:span text:style-name="T58_6"><text:s/></text:span><text:span text:style-name="T58_7">Service</text:span></text:p>
      <text:p text:style-name="P59"/>
      <text:p text:style-name="P60"><text:span text:style-name="T60_1">Essential</text:span></text:p>
      <text:list text:style-name="LS5" xml:id="list18">
        <text:list-item>
          <text:p text:style-name="P61"><text:span text:style-name="T61_1">Make</text:span><text:span text:style-name="T61_2"><text:s/></text:span><text:span text:style-name="T61_3">clear</text:span><text:span text:style-name="T61_4">,<text:s/></text:span><text:span text:style-name="T61_5">pragmatic</text:span><text:span text:style-name="T61_6"><text:s/></text:span><text:span text:style-name="T61_7">and</text:span><text:span text:style-name="T61_8"><text:s/></text:span><text:span text:style-name="T61_9">manageable</text:span><text:span text:style-name="T61_10"><text:s/></text:span><text:span text:style-name="T61_11">plans</text:span><text:span text:style-name="T61_12"><text:s/></text:span><text:span text:style-name="T61_13">for</text:span><text:span text:style-name="T61_14"><text:s/></text:span><text:span text:style-name="T61_15">service</text:span><text:span text:style-name="T61_16"><text:s/></text:span><text:span text:style-name="T61_17">delivery</text:span><text:span text:style-name="T61_18"><text:s/></text:span><text:span text:style-name="T61_19">using</text:span><text:span text:style-name="T61_20"><text:s/></text:span><text:span text:style-name="T61_21">programme</text:span><text:span text:style-name="T61_22"><text:s/></text:span><text:span text:style-name="T61_23">and</text:span><text:span text:style-name="T61_24"><text:s/></text:span><text:span text:style-name="T61_25">project</text:span><text:span text:style-name="T61_26"><text:s/></text:span><text:span text:style-name="T61_27">management</text:span><text:span text:style-name="T61_28"><text:s/></text:span><text:span text:style-name="T61_29">disciplines</text:span></text:p>
        </text:list-item>
        <text:list-item>
          <text:p text:style-name="P62"><text:span text:style-name="T62_1">Establish</text:span><text:span text:style-name="T62_2"><text:s/></text:span><text:span text:style-name="T62_3">how</text:span><text:span text:style-name="T62_4"><text:s/></text:span><text:span text:style-name="T62_5">the</text:span><text:span text:style-name="T62_6"><text:s/></text:span><text:span text:style-name="T62_7">business</text:span><text:span text:style-name="T62_8"><text:s/></text:span><text:span text:style-name="T62_9">area</text:span><text:span text:style-name="T62_10"><text:s/></text:span><text:span text:style-name="T62_11">compares</text:span><text:span text:style-name="T62_12"><text:s/></text:span><text:span text:style-name="T62_13">to</text:span><text:span text:style-name="T62_14"><text:s/></text:span><text:span text:style-name="T62_15">customer</text:span><text:span text:style-name="T62_16"><text:s/></text:span><text:span text:style-name="T62_17">service</text:span><text:span text:style-name="T62_18"><text:s/></text:span><text:span text:style-name="T62_19">expectations</text:span><text:span text:style-name="T62_20"><text:s/></text:span><text:span text:style-name="T62_21">and</text:span><text:span text:style-name="T62_22"><text:s/></text:span><text:span text:style-name="T62_23">industry</text:span><text:span text:style-name="T62_24"><text:s/></text:span><text:span text:style-name="T62_25">best</text:span><text:span text:style-name="T62_26"><text:s/></text:span><text:span text:style-name="T62_27">practice</text:span><text:span text:style-name="T62_28"><text:s/></text:span><text:span text:style-name="T62_29">and</text:span><text:span text:style-name="T62_30"><text:s/></text:span><text:span text:style-name="T62_31">identify</text:span><text:span text:style-name="T62_32"><text:s/></text:span><text:span text:style-name="T62_33">necessary</text:span><text:span text:style-name="T62_34"><text:s/></text:span><text:span text:style-name="T62_35">improvements</text:span><text:span text:style-name="T62_36"><text:s/></text:span><text:span text:style-name="T62_37">in</text:span><text:span text:style-name="T62_38"><text:s/></text:span><text:span text:style-name="T62_39">plans</text:span></text:p>
        </text:list-item>
        <text:list-item>
          <text:p text:style-name="P63"><text:span text:style-name="T63_1">Ensure</text:span><text:span text:style-name="T63_2"><text:s/></text:span><text:span text:style-name="T63_3">the</text:span><text:span text:style-name="T63_4"><text:s/></text:span><text:span text:style-name="T63_5">service</text:span><text:span text:style-name="T63_6"><text:s/></text:span><text:span text:style-name="T63_7">offer</text:span><text:span text:style-name="T63_8"><text:s/></text:span><text:span text:style-name="T63_9">thoroughly</text:span><text:span text:style-name="T63_10"><text:s/></text:span><text:span text:style-name="T63_11">considers</text:span><text:span text:style-name="T63_12"><text:s/></text:span><text:span text:style-name="T63_13">customers</text:span><text:span text:style-name="T63_14">’<text:s/></text:span><text:span text:style-name="T63_15">needs</text:span><text:span text:style-name="T63_16"><text:s/></text:span><text:span text:style-name="T63_17">and</text:span><text:span text:style-name="T63_18"><text:s/></text:span><text:span text:style-name="T63_19">a</text:span><text:span text:style-name="T63_20"><text:s/></text:span><text:span text:style-name="T63_21">broad</text:span><text:span text:style-name="T63_22"><text:s/></text:span><text:span text:style-name="T63_23">range</text:span><text:span text:style-name="T63_24"><text:s/></text:span><text:span text:style-name="T63_25">of</text:span><text:span text:style-name="T63_26"><text:s/></text:span><text:span text:style-name="T63_27">available</text:span><text:span text:style-name="T63_28"><text:s/></text:span><text:span text:style-name="T63_29">methods</text:span><text:span text:style-name="T63_30"><text:s/></text:span><text:span text:style-name="T63_31">to</text:span><text:span text:style-name="T63_32"><text:s/></text:span><text:span text:style-name="T63_33">meet</text:span><text:span text:style-name="T63_34"><text:s/></text:span><text:span text:style-name="T63_35">this</text:span><text:span text:style-name="T63_36">,<text:s/></text:span><text:span text:style-name="T63_37">including</text:span><text:span text:style-name="T63_38"><text:s/></text:span><text:span text:style-name="T63_39">new</text:span><text:span text:style-name="T63_40"><text:s/></text:span><text:span text:style-name="T63_41">technology</text:span><text:span text:style-name="T63_42"><text:s/></text:span><text:span text:style-name="T63_43">where</text:span><text:span text:style-name="T63_44"><text:s/></text:span><text:span text:style-name="T63_45">relevant</text:span></text:p>
        </text:list-item>
      </text:list>
      <text:p text:style-name="P64"/>
      <text:p text:style-name="P65"/>
      <text:p text:style-name="P66"><text:span text:style-name="T66_1">Delivering</text:span><text:span text:style-name="T66_2"><text:s/></text:span><text:span text:style-name="T66_3">at</text:span><text:span text:style-name="T66_4"><text:s/></text:span><text:span text:style-name="T66_5">Pace</text:span></text:p>
      <text:p text:style-name="P67"/>
      <text:p text:style-name="P68"><text:span text:style-name="T68_1">Essential</text:span></text:p>
      <text:list text:style-name="LS6" xml:id="list21">
        <text:list-item>
          <text:p text:style-name="P69"><text:span text:style-name="T69_1">Get</text:span><text:span text:style-name="T69_2"><text:s/></text:span><text:span text:style-name="T69_3">the</text:span><text:span text:style-name="T69_4"><text:s/></text:span><text:span text:style-name="T69_5">best</text:span><text:span text:style-name="T69_6"><text:s/></text:span><text:span text:style-name="T69_7">out</text:span><text:span text:style-name="T69_8"><text:s/></text:span><text:span text:style-name="T69_9">of</text:span><text:span text:style-name="T69_10"><text:s/></text:span><text:span text:style-name="T69_11">people</text:span><text:span text:style-name="T69_12"><text:s/></text:span><text:span text:style-name="T69_13">by</text:span><text:span text:style-name="T69_14"><text:s/></text:span><text:span text:style-name="T69_15">giving</text:span><text:span text:style-name="T69_16"><text:s/></text:span><text:span text:style-name="T69_17">enthusiastic</text:span><text:span text:style-name="T69_18"><text:s/></text:span><text:span text:style-name="T69_19">and</text:span><text:span text:style-name="T69_20"><text:s/></text:span><text:span text:style-name="T69_21">encouraging</text:span><text:span text:style-name="T69_22"><text:s/></text:span><text:span text:style-name="T69_23">messages</text:span><text:span text:style-name="T69_24"><text:s/></text:span><text:span text:style-name="T69_25">about</text:span><text:span text:style-name="T69_26"><text:s/></text:span><text:span text:style-name="T69_27">priorities</text:span><text:span text:style-name="T69_28">,<text:s/></text:span><text:span text:style-name="T69_29">objectives</text:span><text:span text:style-name="T69_30"><text:s/></text:span><text:span text:style-name="T69_31">and</text:span><text:span text:style-name="T69_32"><text:s/></text:span><text:span text:style-name="T69_33">expectations</text:span></text:p>
        </text:list-item>
        <text:list-item>
          <text:p text:style-name="P70"><text:span text:style-name="T70_1">Act</text:span><text:span text:style-name="T70_2"><text:s/></text:span><text:span text:style-name="T70_3">as</text:span><text:span text:style-name="T70_4"><text:s/></text:span><text:span text:style-name="T70_5">a</text:span><text:span text:style-name="T70_6"><text:s/></text:span><text:span text:style-name="T70_7">role</text:span><text:span text:style-name="T70_8"><text:s/></text:span><text:span text:style-name="T70_9">model</text:span><text:span text:style-name="T70_10"><text:s/></text:span><text:span text:style-name="T70_11">in</text:span><text:span text:style-name="T70_12"><text:s/></text:span><text:span text:style-name="T70_13">supporting</text:span><text:span text:style-name="T70_14"><text:s/></text:span><text:span text:style-name="T70_15">and</text:span><text:span text:style-name="T70_16"><text:s/></text:span><text:span text:style-name="T70_17">energising</text:span><text:span text:style-name="T70_18"><text:s/></text:span><text:span text:style-name="T70_19">teams</text:span><text:span text:style-name="T70_20"><text:s/></text:span><text:span text:style-name="T70_21">to</text:span><text:span text:style-name="T70_22"><text:s/></text:span><text:span text:style-name="T70_23">build</text:span><text:span text:style-name="T70_24"><text:s/></text:span><text:span text:style-name="T70_25">confidence</text:span><text:span text:style-name="T70_26"><text:s/></text:span><text:span text:style-name="T70_27">in</text:span><text:span text:style-name="T70_28"><text:s/></text:span><text:span text:style-name="T70_29">their</text:span><text:span text:style-name="T70_30"><text:s/></text:span><text:span text:style-name="T70_31">ability</text:span><text:span text:style-name="T70_32"><text:s/></text:span><text:span text:style-name="T70_33">to</text:span><text:span text:style-name="T70_34"><text:s/></text:span><text:span text:style-name="T70_35">deliver</text:span><text:span text:style-name="T70_36"><text:s/></text:span><text:span text:style-name="T70_37">outcomes</text:span></text:p>
        </text:list-item>
        <text:list-item>
          <text:p text:style-name="P71"><text:span text:style-name="T71_1">Maintain</text:span><text:span text:style-name="T71_2"><text:s/></text:span><text:span text:style-name="T71_3">effective</text:span><text:span text:style-name="T71_4"><text:s/></text:span><text:span text:style-name="T71_5">performance</text:span><text:span text:style-name="T71_6"><text:s/></text:span><text:span text:style-name="T71_7">in</text:span><text:span text:style-name="T71_8"><text:s/></text:span><text:span text:style-name="T71_9">difficult</text:span><text:span text:style-name="T71_10"><text:s/></text:span><text:span text:style-name="T71_11">and</text:span><text:span text:style-name="T71_12"><text:s/></text:span><text:span text:style-name="T71_13">challenging</text:span><text:span text:style-name="T71_14"><text:s/></text:span><text:span text:style-name="T71_15">circumstances</text:span><text:span text:style-name="T71_16">,<text:s/></text:span><text:span text:style-name="T71_17">encouraging</text:span><text:span text:style-name="T71_18"><text:s/></text:span><text:span text:style-name="T71_19">others</text:span><text:span text:style-name="T71_20"><text:s/></text:span><text:span text:style-name="T71_21">to</text:span><text:span text:style-name="T71_22"><text:s/></text:span><text:span text:style-name="T71_23">do</text:span><text:span text:style-name="T71_24"><text:s/></text:span><text:span text:style-name="T71_25">the</text:span><text:span text:style-name="T71_26"><text:s/></text:span><text:span text:style-name="T71_27">same</text:span></text:p>
        </text:list-item>
      </text:list>
      <text:p text:style-name="P72"/>
      <text:p text:style-name="P73"/>
      <text:p text:style-name="P74"/>
      <text:p text:style-name="P75"/>
      <text:p text:style-name="P76"><text:span text:style-name="T76_1">ENGAGING</text:span><text:span text:style-name="T76_2"><text:s/></text:span><text:span text:style-name="T76_3">PEOPLE</text:span></text:p>
      <text:p text:style-name="P77"/>
      <text:p text:style-name="P78"><text:span text:style-name="T78_1">Collaborating</text:span><text:span text:style-name="T78_2"><text:s/></text:span><text:span text:style-name="T78_3">and</text:span><text:span text:style-name="T78_4"><text:s/></text:span><text:span text:style-name="T78_5">Partnering</text:span></text:p>
      <text:p text:style-name="P79"/>
      <text:p text:style-name="P80"><text:span text:style-name="T80_1">Essential</text:span></text:p>
      <text:list text:style-name="LS7" xml:id="list24">
        <text:list-item>
          <text:p text:style-name="P81"><text:span text:style-name="T81_1">Actively</text:span><text:span text:style-name="T81_2"><text:s/></text:span><text:span text:style-name="T81_3">build</text:span><text:span text:style-name="T81_4"><text:s/></text:span><text:span text:style-name="T81_5">and</text:span><text:span text:style-name="T81_6"><text:s/></text:span><text:span text:style-name="T81_7">maintain</text:span><text:span text:style-name="T81_8"><text:s/></text:span><text:span text:style-name="T81_9">a</text:span><text:span text:style-name="T81_10"><text:s/></text:span><text:span text:style-name="T81_11">network</text:span><text:span text:style-name="T81_12"><text:s/></text:span><text:span text:style-name="T81_13">of</text:span><text:span text:style-name="T81_14"><text:s/></text:span><text:span text:style-name="T81_15">colleagues</text:span><text:span text:style-name="T81_16"><text:s/></text:span><text:span text:style-name="T81_17">and</text:span><text:span text:style-name="T81_18"><text:s/></text:span><text:span text:style-name="T81_19">contacts</text:span><text:span text:style-name="T81_20"><text:s/></text:span><text:span text:style-name="T81_21">to</text:span><text:span text:style-name="T81_22"><text:s/></text:span><text:span text:style-name="T81_23">achieve</text:span><text:span text:style-name="T81_24"><text:s/></text:span><text:span text:style-name="T81_25">progress</text:span><text:span text:style-name="T81_26"><text:s/></text:span><text:span text:style-name="T81_27">on</text:span><text:span text:style-name="T81_28"><text:s/></text:span><text:span text:style-name="T81_29">objectives</text:span><text:span text:style-name="T81_30"><text:s/></text:span><text:span text:style-name="T81_31">and</text:span><text:span text:style-name="T81_32"><text:s/></text:span><text:span text:style-name="T81_33">shared</text:span><text:span text:style-name="T81_34"><text:s/></text:span><text:span text:style-name="T81_35">interests</text:span><text:span text:style-name="T81_36"><text:s/></text:span></text:p>
        </text:list-item>
        <text:list-item>
          <text:p text:style-name="P82"><text:span text:style-name="T82_1">Actively</text:span><text:span text:style-name="T82_2"><text:s/></text:span><text:span text:style-name="T82_3">involve</text:span><text:span text:style-name="T82_4"><text:s/></text:span><text:span text:style-name="T82_5">partners</text:span><text:span text:style-name="T82_6"><text:s/></text:span><text:span text:style-name="T82_7">to</text:span><text:span text:style-name="T82_8"><text:s/></text:span><text:span text:style-name="T82_9">deliver</text:span><text:span text:style-name="T82_10"><text:s/></text:span><text:span text:style-name="T82_11">a</text:span><text:span text:style-name="T82_12"><text:s/></text:span><text:span text:style-name="T82_13">business</text:span><text:span text:style-name="T82_14"><text:s/></text:span><text:span text:style-name="T82_15">outcome</text:span><text:span text:style-name="T82_16"><text:s/></text:span><text:span text:style-name="T82_17">through</text:span><text:span text:style-name="T82_18"><text:s/></text:span><text:span text:style-name="T82_19">collaboration</text:span><text:span text:style-name="T82_20"><text:s/></text:span><text:span text:style-name="T82_21">that</text:span><text:span text:style-name="T82_22"><text:s/></text:span><text:span text:style-name="T82_23">achieves</text:span><text:span text:style-name="T82_24"><text:s/></text:span><text:span text:style-name="T82_25">better</text:span><text:span text:style-name="T82_26"><text:s/></text:span><text:span text:style-name="T82_27">results</text:span><text:span text:style-name="T82_28"><text:s/></text:span><text:span text:style-name="T82_29">for</text:span><text:span text:style-name="T82_30"><text:s/></text:span><text:span text:style-name="T82_31">citizens</text:span></text:p>
        </text:list-item>
        <text:list-item>
          <text:p text:style-name="P83"><text:span text:style-name="T83_1">Seek</text:span><text:span text:style-name="T83_2"><text:s/></text:span><text:span text:style-name="T83_3">constructive</text:span><text:span text:style-name="T83_4"><text:s/></text:span><text:span text:style-name="T83_5">outcomes</text:span><text:span text:style-name="T83_6"><text:s/></text:span><text:span text:style-name="T83_7">in</text:span><text:span text:style-name="T83_8"><text:s/></text:span><text:span text:style-name="T83_9">discussions</text:span><text:span text:style-name="T83_10">,<text:s/></text:span><text:span text:style-name="T83_11">challenge</text:span><text:span text:style-name="T83_12"><text:s/></text:span><text:span text:style-name="T83_13">assumptions</text:span><text:span text:style-name="T83_14"><text:s/></text:span><text:span text:style-name="T83_15">but</text:span><text:span text:style-name="T83_16"><text:s/></text:span><text:span text:style-name="T83_17">remain</text:span><text:span text:style-name="T83_18"><text:s/></text:span><text:span text:style-name="T83_19">willing</text:span><text:span text:style-name="T83_20"><text:s/></text:span><text:span text:style-name="T83_21">to</text:span><text:span text:style-name="T83_22"><text:s/></text:span><text:span text:style-name="T83_23">compromise</text:span><text:span text:style-name="T83_24"><text:s/></text:span><text:span text:style-name="T83_25">when</text:span><text:span text:style-name="T83_26"><text:s/></text:span><text:span text:style-name="T83_27">it</text:span><text:span text:style-name="T83_28"><text:s/></text:span><text:span text:style-name="T83_29">is</text:span><text:span text:style-name="T83_30"><text:s/></text:span><text:span text:style-name="T83_31">beneficial</text:span><text:span text:style-name="T83_32"><text:s/></text:span><text:span text:style-name="T83_33">to</text:span><text:span text:style-name="T83_34"><text:s/></text:span><text:span text:style-name="T83_35">progress</text:span></text:p>
        </text:list-item>
      </text:list>
      <text:p text:style-name="P84"/>
      <text:p text:style-name="P85"/>
      <text:p text:style-name="P86"><text:span text:style-name="T86_1">Specialist</text:span><text:span text:style-name="T86_2"><text:s/></text:span><text:span text:style-name="T86_3">skills</text:span><text:span text:style-name="T86_4"><text:s/></text:span><text:span text:style-name="T86_5">and</text:span><text:span text:style-name="T86_6"><text:s/></text:span><text:span text:style-name="T86_7">requirements</text:span></text:p>
      <text:p text:style-name="P87"/>
      <text:p text:style-name="P88"><text:span text:style-name="T88_1">Essential</text:span></text:p>
      <text:list text:style-name="LS8" xml:id="list27">
        <text:list-item>
          <text:p text:style-name="P89"><text:span text:style-name="T89_1">Comprehensive</text:span><text:span text:style-name="T89_2"><text:s/></text:span><text:span text:style-name="T89_3">and</text:span><text:span text:style-name="T89_4"><text:s/></text:span><text:span text:style-name="T89_5">recent</text:span><text:span text:style-name="T89_6"><text:s/></text:span><text:span text:style-name="T89_7">experience</text:span><text:span text:style-name="T89_8"><text:s/></text:span><text:span text:style-name="T89_9">designing</text:span><text:span text:style-name="T89_10"><text:s/></text:span><text:span text:style-name="T89_11">and</text:span><text:span text:style-name="T89_12"><text:s/></text:span><text:span text:style-name="T89_13">implementing</text:span><text:span text:style-name="T89_14"><text:s/></text:span><text:span text:style-name="T89_15">complex</text:span><text:span text:style-name="T89_16"><text:s/></text:span><text:span text:style-name="T89_17">software</text:span><text:span text:style-name="T89_18"><text:s/></text:span><text:span text:style-name="T89_19">systems</text:span><text:span text:style-name="T89_20">,<text:s/></text:span><text:span text:style-name="T89_21">i</text:span><text:span text:style-name="T89_22">.</text:span><text:span text:style-name="T89_23">e</text:span><text:span text:style-name="T89_24">.<text:s/></text:span><text:span text:style-name="T89_25">is</text:span><text:span text:style-name="T89_26"><text:s/></text:span><text:span text:style-name="T89_27">an</text:span><text:span text:style-name="T89_28"><text:s/></text:span><text:span text:style-name="T89_29">active</text:span><text:span text:style-name="T89_30"><text:s/></text:span><text:span text:style-name="T89_31">software</text:span><text:span text:style-name="T89_32"><text:s/></text:span><text:span text:style-name="T89_33">developer</text:span><text:span text:style-name="T89_34"><text:s/></text:span><text:span text:style-name="T89_35">currently</text:span><text:span text:style-name="T89_36"><text:s/></text:span><text:span text:style-name="T89_37">engaged</text:span><text:span text:style-name="T89_38"><text:s/></text:span><text:span text:style-name="T89_39">in</text:span><text:span text:style-name="T89_40"><text:s/></text:span><text:span text:style-name="T89_41">architecting</text:span><text:span text:style-name="T89_42"><text:s/></text:span><text:span text:style-name="T89_43">and</text:span><text:span text:style-name="T89_44"><text:s/></text:span><text:span text:style-name="T89_45">building</text:span><text:span text:style-name="T89_46"><text:s/></text:span><text:span text:style-name="T89_47">high</text:span><text:span text:style-name="T89_48">-</text:span><text:span text:style-name="T89_49">volume</text:span><text:span text:style-name="T89_50"><text:s/></text:span><text:span text:style-name="T89_51">digital</text:span><text:span text:style-name="T89_52"><text:s/></text:span><text:span text:style-name="T89_53">services</text:span></text:p>
        </text:list-item>
        <text:list-item>
          <text:p text:style-name="P90"><text:span text:style-name="T90_1">Proven</text:span><text:span text:style-name="T90_2"><text:s/></text:span><text:span text:style-name="T90_3">capability</text:span><text:span text:style-name="T90_4"><text:s/></text:span><text:span text:style-name="T90_5">in</text:span><text:span text:style-name="T90_6"><text:s/></text:span><text:span text:style-name="T90_7">managing</text:span><text:span text:style-name="T90_8"><text:s/></text:span><text:span text:style-name="T90_9">technology</text:span><text:span text:style-name="T90_10"><text:s/></text:span><text:span text:style-name="T90_11">implementation</text:span><text:span text:style-name="T90_12"><text:s/></text:span><text:span text:style-name="T90_13">projects</text:span><text:span text:style-name="T90_14"><text:s/></text:span><text:span text:style-name="T90_15">and</text:span><text:span text:style-name="T90_16"><text:s/></text:span><text:span text:style-name="T90_17">in</text:span><text:span text:style-name="T90_18"><text:s/></text:span><text:span text:style-name="T90_19">presenting</text:span><text:span text:style-name="T90_20"><text:s/></text:span><text:span text:style-name="T90_21">to</text:span><text:span text:style-name="T90_22"><text:s/>/<text:s/></text:span><text:span text:style-name="T90_23">working</text:span><text:span text:style-name="T90_24"><text:s/></text:span><text:span text:style-name="T90_25">with</text:span><text:span text:style-name="T90_26"><text:s/></text:span><text:span text:style-name="T90_27">stakeholders</text:span><text:span text:style-name="T90_28"><text:s/></text:span><text:span text:style-name="T90_29">at</text:span><text:span text:style-name="T90_30"><text:s/></text:span><text:span text:style-name="T90_31">every</text:span><text:span text:style-name="T90_32"><text:s/></text:span><text:span text:style-name="T90_33">level</text:span><text:span text:style-name="T90_34"><text:s/></text:span><text:span text:style-name="T90_35">of</text:span><text:span text:style-name="T90_36"><text:s/></text:span><text:span text:style-name="T90_37">seniority</text:span></text:p>
        </text:list-item>
        <text:list-item>
          <text:p text:style-name="P91"><text:span text:style-name="T91_1">Demonstrable</text:span><text:span text:style-name="T91_2"><text:s/></text:span><text:span text:style-name="T91_3">track</text:span><text:span text:style-name="T91_4"><text:s/></text:span><text:span text:style-name="T91_5">record</text:span><text:span text:style-name="T91_6"><text:s/></text:span><text:span text:style-name="T91_7">of</text:span><text:span text:style-name="T91_8"><text:s/></text:span><text:span text:style-name="T91_9">successfully</text:span><text:span text:style-name="T91_10"><text:s/></text:span><text:span text:style-name="T91_11">taking</text:span><text:span text:style-name="T91_12"><text:s/></text:span><text:span text:style-name="T91_13">an</text:span><text:span text:style-name="T91_14"><text:s/></text:span><text:span text:style-name="T91_15">evolutionary</text:span><text:span text:style-name="T91_16"><text:s/></text:span><text:span text:style-name="T91_17">architecture</text:span><text:span text:style-name="T91_18"><text:s/></text:span><text:span text:style-name="T91_19">approach</text:span><text:span text:style-name="T91_20"><text:s/></text:span><text:span text:style-name="T91_21">to</text:span><text:span text:style-name="T91_22"><text:s/></text:span><text:span text:style-name="T91_23">software</text:span><text:span text:style-name="T91_24"><text:s/></text:span><text:span text:style-name="T91_25">architecture</text:span></text:p>
        </text:list-item>
        <text:list-item>
          <text:p text:style-name="P92"><text:span text:style-name="T92_1">Focused</text:span><text:span text:style-name="T92_2"><text:s/></text:span><text:span text:style-name="T92_3">on</text:span><text:span text:style-name="T92_4"><text:s/></text:span><text:span text:style-name="T92_5">strategic</text:span><text:span text:style-name="T92_6"><text:s/></text:span><text:span text:style-name="T92_7">alignment</text:span><text:span text:style-name="T92_8"><text:s/></text:span><text:span text:style-name="T92_9">of</text:span><text:span text:style-name="T92_10"><text:s/></text:span><text:span text:style-name="T92_11">technical</text:span><text:span text:style-name="T92_12"><text:s/></text:span><text:span text:style-name="T92_13">design</text:span><text:span text:style-name="T92_14"><text:s/></text:span><text:span text:style-name="T92_15">and</text:span><text:span text:style-name="T92_16"><text:s/></text:span><text:span text:style-name="T92_17">architecture</text:span><text:span text:style-name="T92_18"><text:s/></text:span><text:span text:style-name="T92_19">to</text:span><text:span text:style-name="T92_20"><text:s/></text:span><text:span text:style-name="T92_21">meet</text:span><text:span text:style-name="T92_22"><text:s/></text:span><text:span text:style-name="T92_23">business</text:span><text:span text:style-name="T92_24"><text:s/></text:span><text:span text:style-name="T92_25">growth</text:span><text:span text:style-name="T92_26"><text:s/></text:span><text:span text:style-name="T92_27">and</text:span><text:span text:style-name="T92_28"><text:s/></text:span><text:span text:style-name="T92_29">direction</text:span></text:p>
        </text:list-item>
        <text:list-item>
          <text:p text:style-name="P93"><text:span text:style-name="T93_1">Knowledge</text:span><text:span text:style-name="T93_2"><text:s/></text:span><text:span text:style-name="T93_3">of</text:span><text:span text:style-name="T93_4"><text:s/></text:span><text:span text:style-name="T93_5">Agile</text:span><text:span text:style-name="T93_6"><text:s/></text:span><text:span text:style-name="T93_7">product</text:span><text:span text:style-name="T93_8"><text:s/></text:span><text:span text:style-name="T93_9">management</text:span><text:span text:style-name="T93_10">,<text:s/></text:span><text:span text:style-name="T93_11">in</text:span><text:span text:style-name="T93_12"><text:s/></text:span><text:span text:style-name="T93_13">particular</text:span><text:span text:style-name="T93_14"><text:s/></text:span><text:span text:style-name="T93_15">determination</text:span><text:span text:style-name="T93_16"><text:s/></text:span><text:span text:style-name="T93_17">of</text:span><text:span text:style-name="T93_18"><text:s/></text:span><text:span text:style-name="T93_19">vision</text:span><text:span text:style-name="T93_20">,<text:s/></text:span><text:span text:style-name="T93_21">objectives</text:span><text:span text:style-name="T93_22">,<text:s/></text:span><text:span text:style-name="T93_23">goals</text:span><text:span text:style-name="T93_24"><text:s/></text:span><text:span text:style-name="T93_25">and</text:span><text:span text:style-name="T93_26"><text:s/></text:span><text:span text:style-name="T93_27">success</text:span><text:span text:style-name="T93_28"><text:s/></text:span><text:span text:style-name="T93_29">criteria</text:span></text:p>
        </text:list-item>
        <text:list-item>
          <text:p text:style-name="P94"><text:span text:style-name="T94_1">Experience</text:span><text:span text:style-name="T94_2"><text:s/></text:span><text:span text:style-name="T94_3">of</text:span><text:span text:style-name="T94_4"><text:s/></text:span><text:span text:style-name="T94_5">developing</text:span><text:span text:style-name="T94_6"><text:s/></text:span><text:span text:style-name="T94_7">product</text:span><text:span text:style-name="T94_8"><text:s/></text:span><text:span text:style-name="T94_9">roadmaps</text:span><text:span text:style-name="T94_10">,<text:s/></text:span><text:span text:style-name="T94_11">backlogs</text:span><text:span text:style-name="T94_12"><text:s/></text:span><text:span text:style-name="T94_13">and</text:span><text:span text:style-name="T94_14"><text:s/></text:span><text:span text:style-name="T94_15">measurable</text:span><text:span text:style-name="T94_16"><text:s/></text:span><text:span text:style-name="T94_17">success</text:span><text:span text:style-name="T94_18"><text:s/></text:span><text:span text:style-name="T94_19">criteria</text:span><text:span text:style-name="T94_20">,<text:s/></text:span><text:span text:style-name="T94_21">and</text:span><text:span text:style-name="T94_22"><text:s/></text:span><text:span text:style-name="T94_23">of</text:span><text:span text:style-name="T94_24"><text:s/></text:span><text:span text:style-name="T94_25">writing</text:span><text:span text:style-name="T94_26"><text:s/></text:span><text:span text:style-name="T94_27">user</text:span><text:span text:style-name="T94_28"><text:s/></text:span><text:span text:style-name="T94_29">stories</text:span><text:span text:style-name="T94_30">,<text:s/></text:span><text:span text:style-name="T94_31">i</text:span><text:span text:style-name="T94_32">.</text:span><text:span text:style-name="T94_33">e</text:span><text:span text:style-name="T94_34">.<text:s/></text:span><text:span text:style-name="T94_35">can</text:span><text:span text:style-name="T94_36"><text:s/></text:span><text:span text:style-name="T94_37">establish</text:span><text:span text:style-name="T94_38"><text:s/></text:span><text:span text:style-name="T94_39">a</text:span><text:span text:style-name="T94_40"><text:s/></text:span><text:span text:style-name="T94_41">path</text:span><text:span text:style-name="T94_42"><text:s/></text:span><text:span text:style-name="T94_43">to</text:span><text:span text:style-name="T94_44"><text:s/></text:span><text:span text:style-name="T94_45">delivery</text:span><text:span text:style-name="T94_46"><text:s/></text:span><text:span text:style-name="T94_47">for</text:span><text:span text:style-name="T94_48"><text:s/></text:span><text:span text:style-name="T94_49">breaking</text:span><text:span text:style-name="T94_50"><text:s/></text:span><text:span text:style-name="T94_51">down</text:span><text:span text:style-name="T94_52"><text:s/></text:span><text:span text:style-name="T94_53">stories</text:span></text:p>
        </text:list-item>
        <text:list-item>
          <text:p text:style-name="P95"><text:span text:style-name="T95_1">Experience</text:span><text:span text:style-name="T95_2"><text:s/></text:span><text:span text:style-name="T95_3">organising</text:span><text:span text:style-name="T95_4"><text:s/></text:span><text:span text:style-name="T95_5">and</text:span><text:span text:style-name="T95_6"><text:s/></text:span><text:span text:style-name="T95_7">performing</text:span><text:span text:style-name="T95_8"><text:s/></text:span><text:span text:style-name="T95_9">prototyping</text:span><text:span text:style-name="T95_10"><text:s/></text:span><text:span text:style-name="T95_11">and</text:span><text:span text:style-name="T95_12"><text:s/></text:span><text:span text:style-name="T95_13">proof</text:span><text:span text:style-name="T95_14"><text:s/></text:span><text:span text:style-name="T95_15">of</text:span><text:span text:style-name="T95_16"><text:s/></text:span><text:span text:style-name="T95_17">concepts</text:span></text:p>
        </text:list-item>
        <text:list-item>
          <text:p text:style-name="P96"><text:span text:style-name="T96_1">Experience</text:span><text:span text:style-name="T96_2"><text:s/></text:span><text:span text:style-name="T96_3">with</text:span><text:span text:style-name="T96_4"><text:s/></text:span><text:span text:style-name="T96_5">Agile</text:span><text:span text:style-name="T96_6"><text:s/></text:span><text:span text:style-name="T96_7">methodologies</text:span><text:span text:style-name="T96_8"><text:s/>(</text:span><text:span text:style-name="T96_9">TDD</text:span><text:span text:style-name="T96_10">,<text:s/></text:span><text:span text:style-name="T96_11">SCRUM</text:span><text:span text:style-name="T96_12">,<text:s/></text:span><text:span text:style-name="T96_13">Kanban</text:span><text:span text:style-name="T96_14">,<text:s/></text:span><text:span text:style-name="T96_15">etc</text:span><text:span text:style-name="T96_16">)</text:span></text:p>
        </text:list-item>
        <text:list-item>
          <text:p text:style-name="P97"><text:span text:style-name="T97_1">Building</text:span><text:span text:style-name="T97_2"><text:s/></text:span><text:span text:style-name="T97_3">and</text:span><text:span text:style-name="T97_4"><text:s/></text:span><text:span text:style-name="T97_5">scaling</text:span><text:span text:style-name="T97_6"><text:s/></text:span><text:span text:style-name="T97_7">high</text:span><text:span text:style-name="T97_8">-</text:span><text:span text:style-name="T97_9">traffic</text:span><text:span text:style-name="T97_10"><text:s/></text:span><text:span text:style-name="T97_11">websites</text:span><text:span text:style-name="T97_12"><text:s/></text:span><text:span text:style-name="T97_13">and</text:span><text:span text:style-name="T97_14">/</text:span><text:span text:style-name="T97_15">or</text:span><text:span text:style-name="T97_16"><text:s/></text:span><text:span text:style-name="T97_17">high</text:span><text:span text:style-name="T97_18"><text:s/></text:span><text:span text:style-name="T97_19">volume</text:span><text:span text:style-name="T97_20"><text:s/></text:span><text:span text:style-name="T97_21">transaction</text:span><text:span text:style-name="T97_22"><text:s/></text:span><text:span text:style-name="T97_23">processing</text:span><text:span text:style-name="T97_24"><text:s/></text:span><text:span text:style-name="T97_25">and</text:span><text:span text:style-name="T97_26"><text:s/></text:span><text:span text:style-name="T97_27">analysis</text:span><text:span text:style-name="T97_28"><text:s/></text:span><text:span text:style-name="T97_29">platforms</text:span></text:p>
        </text:list-item>
        <text:list-item>
          <text:p text:style-name="P98"><text:span text:style-name="T98_1">Experience</text:span><text:span text:style-name="T98_2"><text:s/></text:span><text:span text:style-name="T98_3">designing</text:span><text:span text:style-name="T98_4"><text:s/></text:span><text:span text:style-name="T98_5">and</text:span><text:span text:style-name="T98_6"><text:s/></text:span><text:span text:style-name="T98_7">implementing</text:span><text:span text:style-name="T98_8"><text:s/></text:span><text:span text:style-name="T98_9">scalable</text:span><text:span text:style-name="T98_10"><text:s/></text:span><text:span text:style-name="T98_11">and</text:span><text:span text:style-name="T98_12"><text:s/></text:span><text:span text:style-name="T98_13">robust</text:span><text:span text:style-name="T98_14"><text:s/></text:span><text:span text:style-name="T98_15">approaches</text:span><text:span text:style-name="T98_16"><text:s/></text:span><text:span text:style-name="T98_17">to</text:span><text:span text:style-name="T98_18"><text:s/></text:span><text:span text:style-name="T98_19">caching</text:span><text:span text:style-name="T98_20">,<text:s/></text:span><text:span text:style-name="T98_21">security</text:span><text:span text:style-name="T98_22"><text:s/></text:span><text:span text:style-name="T98_23">and</text:span><text:span text:style-name="T98_24"><text:s/></text:span><text:span text:style-name="T98_25">databases</text:span><text:span text:style-name="T98_26"><text:s/>(</text:span><text:span text:style-name="T98_27">including</text:span><text:span text:style-name="T98_28"><text:s/></text:span><text:span text:style-name="T98_29">relational</text:span><text:span text:style-name="T98_30">,<text:s/></text:span><text:span text:style-name="T98_31">e</text:span><text:span text:style-name="T98_32">.</text:span><text:span text:style-name="T98_33">g</text:span><text:span text:style-name="T98_34">.<text:s/></text:span><text:span text:style-name="T98_35">MySQL</text:span><text:span text:style-name="T98_36">,<text:s/></text:span><text:span text:style-name="T98_37">PostgreSQL</text:span><text:span text:style-name="T98_38">,<text:s/></text:span><text:span text:style-name="T98_39">and</text:span><text:span text:style-name="T98_40"><text:s/>“</text:span><text:span text:style-name="T98_41">NoSQL</text:span><text:span text:style-name="T98_42">”,<text:s/></text:span><text:span text:style-name="T98_43">e</text:span><text:span text:style-name="T98_44">.</text:span><text:span text:style-name="T98_45">g</text:span><text:span text:style-name="T98_46">.<text:s/></text:span><text:span text:style-name="T98_47">Cassandra</text:span><text:span text:style-name="T98_48">,<text:s/></text:span><text:span text:style-name="T98_49">MongoDB</text:span><text:span text:style-name="T98_50">)</text:span></text:p>
        </text:list-item>
        <text:list-item>
          <text:p text:style-name="P99"><text:span text:style-name="T99_1">Experience</text:span><text:span text:style-name="T99_2"><text:s/></text:span><text:span text:style-name="T99_3">with</text:span><text:span text:style-name="T99_4"><text:s/></text:span><text:span text:style-name="T99_5">automated</text:span><text:span text:style-name="T99_6"><text:s/></text:span><text:span text:style-name="T99_7">configuration</text:span><text:span text:style-name="T99_8"><text:s/></text:span><text:span text:style-name="T99_9">management</text:span><text:span text:style-name="T99_10">,<text:s/></text:span><text:span text:style-name="T99_11">deployment</text:span><text:span text:style-name="T99_12"><text:s/></text:span><text:span text:style-name="T99_13">and</text:span><text:span text:style-name="T99_14"><text:s/></text:span><text:span text:style-name="T99_15">testing</text:span><text:span text:style-name="T99_16"><text:s/></text:span><text:span text:style-name="T99_17">solutions</text:span></text:p>
        </text:list-item>
        <text:list-item>
          <text:p text:style-name="P100"><text:span text:style-name="T100_1">Use</text:span><text:span text:style-name="T100_2"><text:s/></text:span><text:span text:style-name="T100_3">and</text:span><text:span text:style-name="T100_4"><text:s/></text:span><text:span text:style-name="T100_5">implementation</text:span><text:span text:style-name="T100_6"><text:s/></text:span><text:span text:style-name="T100_7">of</text:span><text:span text:style-name="T100_8"><text:s/></text:span><text:span text:style-name="T100_9">modern</text:span><text:span text:style-name="T100_10"><text:s/></text:span><text:span text:style-name="T100_11">front</text:span><text:span text:style-name="T100_12"><text:s/></text:span><text:span text:style-name="T100_13">end</text:span><text:span text:style-name="T100_14"><text:s/></text:span><text:span text:style-name="T100_15">web</text:span><text:span text:style-name="T100_16"><text:s/></text:span><text:span text:style-name="T100_17">programming</text:span><text:span text:style-name="T100_18"><text:s/></text:span><text:span text:style-name="T100_19">techniques</text:span><text:span text:style-name="T100_20">,<text:s/></text:span><text:span text:style-name="T100_21">such</text:span><text:span text:style-name="T100_22"><text:s/></text:span><text:span text:style-name="T100_23">as</text:span><text:span text:style-name="T100_24"><text:s/></text:span><text:span text:style-name="T100_25">HTML</text:span><text:span text:style-name="T100_26">5,<text:s/></text:span><text:span text:style-name="T100_27">CSS</text:span><text:span text:style-name="T100_28">3,<text:s/></text:span><text:span text:style-name="T100_29">AJAX</text:span><text:span text:style-name="T100_30">,<text:s/></text:span><text:span text:style-name="T100_31">REST</text:span><text:span text:style-name="T100_32">,<text:s/></text:span><text:span text:style-name="T100_33">JSON</text:span></text:p>
        </text:list-item>
        <text:list-item>
          <text:p text:style-name="P101"><text:span text:style-name="T101_1">Experience</text:span><text:span text:style-name="T101_2"><text:s/></text:span><text:span text:style-name="T101_3">with</text:span><text:span text:style-name="T101_4"><text:s/></text:span><text:span text:style-name="T101_5">a</text:span><text:span text:style-name="T101_6"><text:s/></text:span><text:span text:style-name="T101_7">web</text:span><text:span text:style-name="T101_8"><text:s/></text:span><text:span text:style-name="T101_9">programming</text:span><text:span text:style-name="T101_10"><text:s/></text:span><text:span text:style-name="T101_11">framework</text:span><text:span text:style-name="T101_12"><text:s/></text:span><text:span text:style-name="T101_13">such</text:span><text:span text:style-name="T101_14"><text:s/></text:span><text:span text:style-name="T101_15">as</text:span><text:span text:style-name="T101_16"><text:s/></text:span><text:span text:style-name="T101_17">Django</text:span><text:span text:style-name="T101_18">,<text:s/></text:span><text:span text:style-name="T101_19">Ruby</text:span><text:span text:style-name="T101_20"><text:s/></text:span><text:span text:style-name="T101_21">on</text:span><text:span text:style-name="T101_22"><text:s/></text:span><text:span text:style-name="T101_23">Rails</text:span><text:span text:style-name="T101_24">,<text:s/></text:span><text:span text:style-name="T101_25">Scala</text:span><text:span text:style-name="T101_26"><text:s/>/<text:s/></text:span><text:span text:style-name="T101_27">Play</text:span><text:span text:style-name="T101_28"><text:s/></text:span><text:span text:style-name="T101_29">etc</text:span></text:p>
        </text:list-item>
        <text:list-item>
          <text:p text:style-name="P102"><text:span text:style-name="T102_1">Experience</text:span><text:span text:style-name="T102_2"><text:s/></text:span><text:span text:style-name="T102_3">developing</text:span><text:span text:style-name="T102_4"><text:s/></text:span><text:span text:style-name="T102_5">and</text:span><text:span text:style-name="T102_6"><text:s/></text:span><text:span text:style-name="T102_7">using</text:span><text:span text:style-name="T102_8"><text:s/></text:span><text:span text:style-name="T102_9">web</text:span><text:span text:style-name="T102_10">-</text:span><text:span text:style-name="T102_11">based</text:span><text:span text:style-name="T102_12"><text:s/></text:span><text:span text:style-name="T102_13">APIs</text:span><text:span text:style-name="T102_14"><text:s/>(</text:span><text:span text:style-name="T102_15">especially</text:span><text:span text:style-name="T102_16"><text:s/></text:span><text:span text:style-name="T102_17">REST</text:span><text:span text:style-name="T102_18">-</text:span><text:span text:style-name="T102_19">based</text:span><text:span text:style-name="T102_20"><text:s/></text:span><text:span text:style-name="T102_21">APIs</text:span><text:span text:style-name="T102_22">)</text:span></text:p>
        </text:list-item>
        <text:list-item>
          <text:p text:style-name="P103"><text:span text:style-name="T103_1">Experience</text:span><text:span text:style-name="T103_2"><text:s/></text:span><text:span text:style-name="T103_3">with</text:span><text:span text:style-name="T103_4"><text:s/></text:span><text:span text:style-name="T103_5">open</text:span><text:span text:style-name="T103_6"><text:s/></text:span><text:span text:style-name="T103_7">source</text:span><text:span text:style-name="T103_8"><text:s/></text:span><text:span text:style-name="T103_9">solutions</text:span><text:span text:style-name="T103_10"><text:s/></text:span><text:span text:style-name="T103_11">and</text:span><text:span text:style-name="T103_12"><text:s/></text:span><text:span text:style-name="T103_13">community</text:span></text:p>
        </text:list-item>
        <text:list-item>
          <text:p text:style-name="P104"><text:span text:style-name="T104_1">Experience</text:span><text:span text:style-name="T104_2"><text:s/></text:span><text:span text:style-name="T104_3">using</text:span><text:span text:style-name="T104_4"><text:s/></text:span><text:span text:style-name="T104_5">and</text:span><text:span text:style-name="T104_6"><text:s/></text:span><text:span text:style-name="T104_7">deploying</text:span><text:span text:style-name="T104_8"><text:s/></text:span><text:span text:style-name="T104_9">on</text:span><text:span text:style-name="T104_10"><text:s/></text:span><text:span text:style-name="T104_11">Cloud</text:span><text:span text:style-name="T104_12"><text:s/></text:span><text:span text:style-name="T104_13">based</text:span><text:span text:style-name="T104_14"><text:s/></text:span><text:span text:style-name="T104_15">platforms</text:span></text:p>
        </text:list-item>
        <text:list-item>
          <text:p text:style-name="P105"><text:span text:style-name="T105_1">Experience</text:span><text:span text:style-name="T105_2"><text:s/></text:span><text:span text:style-name="T105_3">sharing</text:span><text:span text:style-name="T105_4"><text:s/></text:span><text:span text:style-name="T105_5">knowledge</text:span><text:span text:style-name="T105_6"><text:s/></text:span><text:span text:style-name="T105_7">and</text:span><text:span text:style-name="T105_8"><text:s/></text:span><text:span text:style-name="T105_9">working</text:span><text:span text:style-name="T105_10"><text:s/></text:span><text:span text:style-name="T105_11">in</text:span><text:span text:style-name="T105_12"><text:s/></text:span><text:span text:style-name="T105_13">a</text:span><text:span text:style-name="T105_14"><text:s/></text:span><text:span text:style-name="T105_15">multi</text:span><text:span text:style-name="T105_16">-</text:span><text:span text:style-name="T105_17">disciplinary</text:span><text:span text:style-name="T105_18"><text:s/></text:span><text:span text:style-name="T105_19">team</text:span></text:p>
        </text:list-item>
      </text:list>
      <text:p text:style-name="P106"/>
      <text:p text:style-name="P10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aramond" svg:font-family="Garamond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Heading_20_4" style:display-name="Heading 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Heading_20_5" style:display-name="Heading 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Garamond" fo:font-size="14pt" style:font-name-asian="Garamond" style:font-size-asian="14pt" style:font-name-complex="Garamond" style:font-size-complex="14pt" fo:font-weight="bold" style:font-weight-asian="bold" style:font-weight-complex="bold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left" fo:break-before="auto" fo:text-indent="0cm" fo:line-height="100%" fo:margin-top="0.847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36pt" style:font-name-asian="Times New Roman" style:font-size-asian="36pt" style:font-name-complex="Times New Roman" style:font-size-complex="36pt" fo:font-weight="bold" style:font-weight-asian="bold" style:font-weight-complex="bold" style:text-underline-style="none"/>
    </style:style>
    <style:style style:name="Subtitle" style:family="paragraph" style:parent-style-name="Standard">
      <style:paragraph-properties fo:text-align="left" fo:break-before="auto" fo:text-indent="0cm" fo:line-height="100%" fo:margin-top="0.635cm" fo:margin-bottom="0.141cm" fo:margin-left="0cm" fo:margin-right="0cm" style:writing-mode="lr-tb"/>
      <style:text-properties style:text-line-through-style="none"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 fo:font-weight="normal" style:font-weight-asian="normal" style:font-weight-complex="normal" style:text-underline-style="none"/>
    </style:style>
    <style:style style:name="List1Level0" style:family="text">
      <style:text-properties style:font-name="Arial" style:font-name-asian="Arial" style:font-name-complex="Arial"/>
    </style:style>
    <style:style style:name="List1Level1" style:family="text">
      <style:text-properties style:font-name="Arial" style:font-name-asian="Arial" style:font-name-complex="Arial"/>
    </style:style>
    <style:style style:name="List1Level2" style:family="text">
      <style:text-properties style:font-name="Arial" style:font-name-asian="Arial" style:font-name-complex="Arial"/>
    </style:style>
    <style:style style:name="List1Level3" style:family="text">
      <style:text-properties style:font-name="Arial" style:font-name-asian="Arial" style:font-name-complex="Arial"/>
    </style:style>
    <style:style style:name="List1Level4" style:family="text">
      <style:text-properties style:font-name="Arial" style:font-name-asian="Arial" style:font-name-complex="Arial"/>
    </style:style>
    <style:style style:name="List1Level5" style:family="text">
      <style:text-properties style:font-name="Arial" style:font-name-asian="Arial" style:font-name-complex="Arial"/>
    </style:style>
    <style:style style:name="List1Level6" style:family="text">
      <style:text-properties style:font-name="Arial" style:font-name-asian="Arial" style:font-name-complex="Arial"/>
    </style:style>
    <style:style style:name="List1Level7" style:family="text">
      <style:text-properties style:font-name="Arial" style:font-name-asian="Arial" style:font-name-complex="Arial"/>
    </style:style>
    <style:style style:name="List1Level8" style:family="text">
      <style:text-properties style:font-name="Arial" style:font-name-asian="Arial" style:font-name-complex="Arial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1Level1" text:level="2">
        <style:list-level-properties text:space-before="1.90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1Level2" text:level="3">
        <style:list-level-properties text:space-before="3.49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1Level4" text:level="5">
        <style:list-level-properties text:space-before="5.71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1Level5" text:level="6">
        <style:list-level-properties text:space-before="7.30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1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1Level8" text:level="9">
        <style:list-level-properties text:space-before="11.112cm" text:min-label-width="0.318cm" fo:text-align="start"/>
        <style:text-properties style:font-name="Arial" style:font-name-asian="Arial" style:font-name-complex="Arial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space-before="3.492cm" text:min-label-width="0.952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space-before="7.302cm" text:min-label-width="0.952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space-before="11.112cm" text:min-label-width="0.952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space-before="3.492cm" text:min-label-width="0.952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space-before="7.302cm" text:min-label-width="0.952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space-before="11.112cm" text:min-label-width="0.952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space-before="3.492cm" text:min-label-width="0.952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space-before="7.302cm" text:min-label-width="0.952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space-before="11.112cm" text:min-label-width="0.952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space-before="3.492cm" text:min-label-width="0.952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space-before="7.302cm" text:min-label-width="0.952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space-before="11.112cm" text:min-label-width="0.952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space-before="3.492cm" text:min-label-width="0.952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space-before="7.302cm" text:min-label-width="0.952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space-before="11.112cm" text:min-label-width="0.952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45cm" fo:padding-left="0cm" fo:margin-left="1.251cm" fo:padding-right="0cm" fo:margin-right="1.75cm"/>
      <style:header-style>
        <style:header-footer-properties fo:min-height="0.252cm" fo:margin-bottom="0.252cm" style:dynamic-spacing="true"/>
      </style:header-style>
    </style:page-layout>
    <style:style style:name="P1" style:family="paragraph" style:parent-style-name="Standard" style:master-page-name="Standard">
      <style:paragraph-properties fo:break-before="auto" fo:text-indent="0cm" fo:line-height="100%" fo:margin-top="0cm" fo:margin-bottom="0cm" style:writing-mode="lr-tb"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</style:style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